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271in" style:rel-column-width="11035*"/>
    </style:style>
    <style:style style:name="Table7.B" style:family="table-column">
      <style:table-column-properties style:column-width="1.8083in" style:rel-column-width="17706*"/>
    </style:style>
    <style:style style:name="Table7.C" style:family="table-column">
      <style:table-column-properties style:column-width="2.084in" style:rel-column-width="20405*"/>
    </style:style>
    <style:style style:name="Table7.D" style:family="table-column">
      <style:table-column-properties style:column-width="1.6736in" style:rel-column-width="16389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271in" style:rel-column-width="11035*"/>
    </style:style>
    <style:style style:name="Table8.B" style:family="table-column">
      <style:table-column-properties style:column-width="1.8083in" style:rel-column-width="17706*"/>
    </style:style>
    <style:style style:name="Table8.C" style:family="table-column">
      <style:table-column-properties style:column-width="2.084in" style:rel-column-width="20405*"/>
    </style:style>
    <style:style style:name="Table8.D" style:family="table-column">
      <style:table-column-properties style:column-width="1.6736in" style:rel-column-width="16389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1271in" style:rel-column-width="11035*"/>
    </style:style>
    <style:style style:name="Table9.B" style:family="table-column">
      <style:table-column-properties style:column-width="1.8083in" style:rel-column-width="17706*"/>
    </style:style>
    <style:style style:name="Table9.C" style:family="table-column">
      <style:table-column-properties style:column-width="2.084in" style:rel-column-width="20405*"/>
    </style:style>
    <style:style style:name="Table9.D" style:family="table-column">
      <style:table-column-properties style:column-width="1.6736in" style:rel-column-width="1638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71in" style:rel-column-width="11035*"/>
    </style:style>
    <style:style style:name="Table1.B" style:family="table-column">
      <style:table-column-properties style:column-width="1.8083in" style:rel-column-width="17706*"/>
    </style:style>
    <style:style style:name="Table1.C" style:family="table-column">
      <style:table-column-properties style:column-width="2.084in" style:rel-column-width="20405*"/>
    </style:style>
    <style:style style:name="Table1.D" style:family="table-column">
      <style:table-column-properties style:column-width="1.6736in" style:rel-column-width="1638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officeooo:rsid="0011b025" officeooo:paragraph-rsid="0011b025"/>
    </style:style>
    <style:style style:name="P11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2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3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4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5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6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17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18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19" style:family="paragraph" style:parent-style-name="Standard">
      <style:text-properties fo:font-style="italic" officeooo:paragraph-rsid="00a639f7" style:font-style-asian="italic" style:font-style-complex="italic"/>
    </style:style>
    <style:style style:name="P20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1" style:family="paragraph" style:parent-style-name="Standard">
      <style:text-properties fo:font-style="italic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6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0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8bee9e" officeooo:paragraph-rsid="008a06de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59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60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61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62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63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64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65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66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67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68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69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70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71" style:family="paragraph" style:parent-style-name="Standard">
      <style:text-properties officeooo:rsid="0015f1ff" officeooo:paragraph-rsid="0015f1ff"/>
    </style:style>
    <style:style style:name="P72" style:family="paragraph" style:parent-style-name="Standard">
      <style:text-properties officeooo:rsid="0015f1ff" officeooo:paragraph-rsid="009c1b54"/>
    </style:style>
    <style:style style:name="P73" style:family="paragraph" style:parent-style-name="Standard">
      <style:text-properties officeooo:rsid="0015f1ff" officeooo:paragraph-rsid="0013268f"/>
    </style:style>
    <style:style style:name="P74" style:family="paragraph" style:parent-style-name="Standard">
      <style:text-properties officeooo:rsid="0015f1ff" officeooo:paragraph-rsid="00c0d7c6"/>
    </style:style>
    <style:style style:name="P75" style:family="paragraph" style:parent-style-name="Standard">
      <style:text-properties officeooo:rsid="0019f535" officeooo:paragraph-rsid="0019f535"/>
    </style:style>
    <style:style style:name="P76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77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78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79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80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81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82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83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84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85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86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87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88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8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style:text-underline-style="none" fo:font-weight="normal" officeooo:rsid="00a07f5d" officeooo:paragraph-rsid="00a07f5d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27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28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29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30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31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34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35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36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37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38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39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40" style:family="paragraph" style:parent-style-name="Standard"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41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42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43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44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45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46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47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48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50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52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53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54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55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56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57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58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62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63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64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65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66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67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68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70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72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173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175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180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185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190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officeooo:rsid="0033fbdf" officeooo:paragraph-rsid="0033fbdf"/>
    </style:style>
    <style:style style:name="P194" style:family="paragraph" style:parent-style-name="Standard">
      <style:text-properties officeooo:rsid="0034ed8b" officeooo:paragraph-rsid="0106c767"/>
    </style:style>
    <style:style style:name="P195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19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19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19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199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officeooo:rsid="0012a0dc" officeooo:paragraph-rsid="0012a0dc"/>
    </style:style>
    <style:style style:name="P201" style:family="paragraph" style:parent-style-name="Standard">
      <style:text-properties officeooo:paragraph-rsid="003eeb50"/>
    </style:style>
    <style:style style:name="P202" style:family="paragraph" style:parent-style-name="Standard">
      <style:text-properties officeooo:rsid="00205d85" officeooo:paragraph-rsid="005f7223"/>
    </style:style>
    <style:style style:name="P203" style:family="paragraph" style:parent-style-name="Standard">
      <style:text-properties officeooo:rsid="002436f5" officeooo:paragraph-rsid="00ed9297"/>
    </style:style>
    <style:style style:name="P204" style:family="paragraph" style:parent-style-name="Standard">
      <style:text-properties officeooo:rsid="0056d959" officeooo:paragraph-rsid="0056d959"/>
    </style:style>
    <style:style style:name="P205" style:family="paragraph" style:parent-style-name="Standard">
      <style:paragraph-properties fo:line-height="150%"/>
      <style:text-properties officeooo:paragraph-rsid="0013268f"/>
    </style:style>
    <style:style style:name="P206" style:family="paragraph" style:parent-style-name="Standard">
      <style:paragraph-properties fo:line-height="150%"/>
      <style:text-properties officeooo:paragraph-rsid="0040eb9d"/>
    </style:style>
    <style:style style:name="P207" style:family="paragraph" style:parent-style-name="Standard">
      <style:paragraph-properties fo:line-height="150%"/>
      <style:text-properties officeooo:paragraph-rsid="0045286d"/>
    </style:style>
    <style:style style:name="P208" style:family="paragraph" style:parent-style-name="Standard">
      <style:paragraph-properties fo:line-height="150%"/>
      <style:text-properties officeooo:paragraph-rsid="00c6421c"/>
    </style:style>
    <style:style style:name="P209" style:family="paragraph" style:parent-style-name="Standard">
      <style:paragraph-properties fo:line-height="150%"/>
      <style:text-properties officeooo:paragraph-rsid="007e5da6"/>
    </style:style>
    <style:style style:name="P210" style:family="paragraph" style:parent-style-name="Standard">
      <style:paragraph-properties fo:line-height="150%"/>
      <style:text-properties officeooo:paragraph-rsid="00fde6f2"/>
    </style:style>
    <style:style style:name="P211" style:family="paragraph" style:parent-style-name="Standard">
      <style:paragraph-properties fo:line-height="150%"/>
      <style:text-properties officeooo:paragraph-rsid="0106c767"/>
    </style:style>
    <style:style style:name="P212" style:family="paragraph" style:parent-style-name="Standard">
      <style:text-properties officeooo:paragraph-rsid="0071f6b3"/>
    </style:style>
    <style:style style:name="P213" style:family="paragraph" style:parent-style-name="Standard">
      <style:text-properties officeooo:paragraph-rsid="006a9ead"/>
    </style:style>
    <style:style style:name="P214" style:family="paragraph" style:parent-style-name="Standard">
      <style:text-properties officeooo:paragraph-rsid="007b744f"/>
    </style:style>
    <style:style style:name="P215" style:family="paragraph" style:parent-style-name="Standard">
      <style:text-properties officeooo:paragraph-rsid="007f9b5f"/>
    </style:style>
    <style:style style:name="P216" style:family="paragraph" style:parent-style-name="Standard">
      <style:text-properties officeooo:paragraph-rsid="005eeb02"/>
    </style:style>
    <style:style style:name="P217" style:family="paragraph" style:parent-style-name="Standard">
      <style:text-properties officeooo:paragraph-rsid="00883289"/>
    </style:style>
    <style:style style:name="P218" style:family="paragraph" style:parent-style-name="Standard">
      <style:text-properties officeooo:paragraph-rsid="00885557"/>
    </style:style>
    <style:style style:name="P219" style:family="paragraph" style:parent-style-name="Standard">
      <style:text-properties officeooo:rsid="008872eb" officeooo:paragraph-rsid="008872eb"/>
    </style:style>
    <style:style style:name="P220" style:family="paragraph" style:parent-style-name="Standard">
      <style:text-properties officeooo:paragraph-rsid="008d7148"/>
    </style:style>
    <style:style style:name="P221" style:family="paragraph" style:parent-style-name="Standard">
      <style:text-properties officeooo:paragraph-rsid="009622c6"/>
    </style:style>
    <style:style style:name="P222" style:family="paragraph" style:parent-style-name="Standard">
      <style:text-properties officeooo:paragraph-rsid="009af966"/>
    </style:style>
    <style:style style:name="P223" style:family="paragraph" style:parent-style-name="Standard">
      <style:text-properties officeooo:paragraph-rsid="00a75993"/>
    </style:style>
    <style:style style:name="P224" style:family="paragraph" style:parent-style-name="Standard">
      <style:text-properties officeooo:rsid="003eeb50" officeooo:paragraph-rsid="00ac1d69"/>
    </style:style>
    <style:style style:name="P225" style:family="paragraph" style:parent-style-name="Standard">
      <style:text-properties officeooo:paragraph-rsid="00b6be7d"/>
    </style:style>
    <style:style style:name="P226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27" style:family="paragraph" style:parent-style-name="Standard">
      <style:text-properties style:use-window-font-color="true" officeooo:paragraph-rsid="00c0d7c6"/>
    </style:style>
    <style:style style:name="P228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29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30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31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officeooo:paragraph-rsid="00ba4170"/>
    </style:style>
    <style:style style:name="P233" style:family="paragraph" style:parent-style-name="Standard">
      <style:text-properties officeooo:paragraph-rsid="00bbbf73"/>
    </style:style>
    <style:style style:name="P234" style:family="paragraph" style:parent-style-name="Standard">
      <style:text-properties officeooo:rsid="00bd11a0" officeooo:paragraph-rsid="00bd11a0"/>
    </style:style>
    <style:style style:name="P235" style:family="paragraph" style:parent-style-name="Standard">
      <style:text-properties officeooo:paragraph-rsid="00be4749"/>
    </style:style>
    <style:style style:name="P236" style:family="paragraph" style:parent-style-name="Standard">
      <style:text-properties officeooo:rsid="00beb82f" officeooo:paragraph-rsid="00beb82f"/>
    </style:style>
    <style:style style:name="P237" style:family="paragraph" style:parent-style-name="Standard">
      <style:text-properties officeooo:paragraph-rsid="00beb82f"/>
    </style:style>
    <style:style style:name="P238" style:family="paragraph" style:parent-style-name="Standard">
      <style:text-properties officeooo:rsid="00c0d7c6" officeooo:paragraph-rsid="00c0d7c6"/>
    </style:style>
    <style:style style:name="P239" style:family="paragraph" style:parent-style-name="Standard">
      <style:text-properties officeooo:paragraph-rsid="008dd7a7"/>
    </style:style>
    <style:style style:name="P240" style:family="paragraph" style:parent-style-name="Standard">
      <style:text-properties officeooo:rsid="005521a3" officeooo:paragraph-rsid="005521a3"/>
    </style:style>
    <style:style style:name="P241" style:family="paragraph" style:parent-style-name="Standard">
      <style:text-properties officeooo:paragraph-rsid="00d2fc06"/>
    </style:style>
    <style:style style:name="P242" style:family="paragraph" style:parent-style-name="Standard">
      <style:paragraph-properties fo:line-height="150%"/>
      <style:text-properties officeooo:rsid="00d5826a" officeooo:paragraph-rsid="00d5826a"/>
    </style:style>
    <style:style style:name="P243" style:family="paragraph" style:parent-style-name="Standard">
      <style:text-properties officeooo:paragraph-rsid="00d77d7d"/>
    </style:style>
    <style:style style:name="P244" style:family="paragraph" style:parent-style-name="Standard">
      <style:text-properties officeooo:rsid="00d9c9e4" officeooo:paragraph-rsid="00d9c9e4"/>
    </style:style>
    <style:style style:name="P245" style:family="paragraph" style:parent-style-name="Standard">
      <style:text-properties officeooo:paragraph-rsid="00e4290b"/>
    </style:style>
    <style:style style:name="P246" style:family="paragraph" style:parent-style-name="Standard">
      <style:text-properties officeooo:paragraph-rsid="00e5f586"/>
    </style:style>
    <style:style style:name="P247" style:family="paragraph" style:parent-style-name="Standard">
      <style:text-properties officeooo:paragraph-rsid="00eb50e0"/>
    </style:style>
    <style:style style:name="P248" style:family="paragraph" style:parent-style-name="Standard">
      <style:paragraph-properties fo:line-height="150%"/>
      <style:text-properties officeooo:rsid="00f2503e" officeooo:paragraph-rsid="00f2503e"/>
    </style:style>
    <style:style style:name="P249" style:family="paragraph" style:parent-style-name="Standard">
      <style:text-properties officeooo:rsid="00f2503e" officeooo:paragraph-rsid="01222be5"/>
    </style:style>
    <style:style style:name="P250" style:family="paragraph" style:parent-style-name="Standard">
      <style:text-properties officeooo:rsid="00d1487d" officeooo:paragraph-rsid="00d2fc06"/>
    </style:style>
    <style:style style:name="P251" style:family="paragraph" style:parent-style-name="Standard">
      <style:text-properties officeooo:paragraph-rsid="00f5260b"/>
    </style:style>
    <style:style style:name="P252" style:family="paragraph" style:parent-style-name="Standard">
      <style:text-properties officeooo:paragraph-rsid="00fecca9"/>
    </style:style>
    <style:style style:name="P253" style:family="paragraph" style:parent-style-name="Standard">
      <style:text-properties officeooo:paragraph-rsid="00c0d7c6"/>
    </style:style>
    <style:style style:name="P254" style:family="paragraph" style:parent-style-name="Standard">
      <style:text-properties officeooo:paragraph-rsid="010c486e"/>
    </style:style>
    <style:style style:name="P255" style:family="paragraph" style:parent-style-name="Standard">
      <style:text-properties officeooo:paragraph-rsid="00367935"/>
    </style:style>
    <style:style style:name="P256" style:family="paragraph" style:parent-style-name="Standard">
      <style:text-properties officeooo:paragraph-rsid="011fc384"/>
    </style:style>
    <style:style style:name="P257" style:family="paragraph" style:parent-style-name="Standard">
      <style:text-properties officeooo:paragraph-rsid="0122678f"/>
    </style:style>
    <style:style style:name="P258" style:family="paragraph" style:parent-style-name="Standard">
      <style:text-properties officeooo:paragraph-rsid="012dfde8"/>
    </style:style>
    <style:style style:name="P259" style:family="paragraph" style:parent-style-name="Standard">
      <style:text-properties officeooo:paragraph-rsid="0130fd48"/>
    </style:style>
    <style:style style:name="P260" style:family="paragraph" style:parent-style-name="Standard">
      <style:text-properties officeooo:paragraph-rsid="013282b3"/>
    </style:style>
    <style:style style:name="P261" style:family="paragraph" style:parent-style-name="Standard">
      <style:text-properties officeooo:paragraph-rsid="013f3c54"/>
    </style:style>
    <style:style style:name="P262" style:family="paragraph" style:parent-style-name="Standard">
      <style:text-properties officeooo:paragraph-rsid="013cc971"/>
    </style:style>
    <style:style style:name="P263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267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268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269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270" style:family="paragraph" style:parent-style-name="Table_20_Contents">
      <style:paragraph-properties fo:text-align="center" style:justify-single-word="false"/>
    </style:style>
    <style:style style:name="P271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272" style:family="paragraph" style:parent-style-name="Table_20_Contents">
      <style:paragraph-properties fo:text-align="center" style:justify-single-word="false"/>
      <style:text-properties officeooo:rsid="00a07f5d" officeooo:paragraph-rsid="00a07f5d"/>
    </style:style>
    <style:style style:name="P273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274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275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276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277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278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279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280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281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282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283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284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285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286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287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288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289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50%" fo:break-before="page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92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293" style:family="paragraph" style:parent-style-name="Standard">
      <style:paragraph-properties fo:line-height="150%" fo:break-before="page"/>
      <style:text-properties officeooo:paragraph-rsid="00cab904"/>
    </style:style>
    <style:style style:name="P294" style:family="paragraph" style:parent-style-name="Standard">
      <style:paragraph-properties fo:break-before="page"/>
      <style:text-properties officeooo:paragraph-rsid="00f8c8b1"/>
    </style:style>
    <style:style style:name="P29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297" style:family="paragraph" style:parent-style-name="Standard" style:list-style-name="L1">
      <style:text-properties officeooo:rsid="0013268f" officeooo:paragraph-rsid="0013268f"/>
    </style:style>
    <style:style style:name="P298" style:family="paragraph" style:parent-style-name="Standard" style:list-style-name="L2">
      <style:text-properties style:use-window-font-color="true" officeooo:rsid="00a8a4b1" officeooo:paragraph-rsid="00e38bf0"/>
    </style:style>
    <style:style style:name="P299" style:family="paragraph" style:parent-style-name="Standard" style:list-style-name="L2">
      <style:text-properties style:use-window-font-color="true" officeooo:rsid="00a8a4b1" officeooo:paragraph-rsid="00c0d7c6"/>
    </style:style>
    <style:style style:name="P300" style:family="paragraph" style:parent-style-name="Standard" style:list-style-name="L2">
      <style:text-properties style:use-window-font-color="true" officeooo:rsid="00a8a4b1" officeooo:paragraph-rsid="00e1434b"/>
    </style:style>
    <style:style style:name="P301" style:family="paragraph" style:parent-style-name="Standard" style:list-style-name="L2">
      <style:text-properties style:use-window-font-color="true" officeooo:rsid="00aa3d77" officeooo:paragraph-rsid="00e38bf0"/>
    </style:style>
    <style:style style:name="P302" style:family="paragraph" style:parent-style-name="Standard" style:list-style-name="L3">
      <style:text-properties style:use-window-font-color="true" officeooo:paragraph-rsid="00118c4a"/>
    </style:style>
    <style:style style:name="P303" style:family="paragraph" style:parent-style-name="Standard" style:list-style-name="L3">
      <style:text-properties style:use-window-font-color="true" officeooo:rsid="0011b025" officeooo:paragraph-rsid="0011b025"/>
    </style:style>
    <style:style style:name="P304" style:family="paragraph" style:parent-style-name="Standard" style:list-style-name="L4">
      <style:text-properties officeooo:rsid="0012a0dc" officeooo:paragraph-rsid="0012a0dc"/>
    </style:style>
    <style:style style:name="P305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06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07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308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309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10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11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12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13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14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1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16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17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318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319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320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321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322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323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324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325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326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327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328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29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330" style:family="paragraph" style:parent-style-name="Standard">
      <style:text-properties fo:font-style="normal" style:text-underline-style="none" officeooo:rsid="013282b3" officeooo:paragraph-rsid="013282b3" style:font-style-asian="normal" style:font-style-complex="normal"/>
    </style:style>
    <style:style style:name="P331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32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33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34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35" style:family="paragraph" style:parent-style-name="Standard">
      <style:text-properties fo:font-style="normal" style:text-underline-style="none" officeooo:rsid="013b57f2" officeooo:paragraph-rsid="0135f162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337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338" style:family="paragraph" style:parent-style-name="Standard" style:list-style-name="L5">
      <style:text-properties officeooo:rsid="0033fbdf" officeooo:paragraph-rsid="0033fbdf"/>
    </style:style>
    <style:style style:name="P339" style:family="paragraph" style:parent-style-name="Standard" style:list-style-name="L9">
      <style:text-properties officeooo:rsid="0033fbdf" officeooo:paragraph-rsid="0106c767"/>
    </style:style>
    <style:style style:name="P340" style:family="paragraph" style:parent-style-name="Standard" style:list-style-name="L6">
      <style:text-properties officeooo:paragraph-rsid="005b5cd3"/>
    </style:style>
    <style:style style:name="P341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342" style:family="paragraph" style:parent-style-name="Standard" style:list-style-name="L7">
      <style:text-properties officeooo:paragraph-rsid="00367935"/>
    </style:style>
    <style:style style:name="P343" style:family="paragraph" style:parent-style-name="Standard" style:list-style-name="L7">
      <style:text-properties officeooo:rsid="00367935" officeooo:paragraph-rsid="00367935"/>
    </style:style>
    <style:style style:name="P344" style:family="paragraph" style:parent-style-name="Standard" style:list-style-name="L8">
      <style:text-properties officeooo:rsid="00386ddb" officeooo:paragraph-rsid="00386ddb"/>
    </style:style>
    <style:style style:name="P345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346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347" style:family="paragraph" style:parent-style-name="Standard" style:list-style-name="L20">
      <style:text-properties officeooo:paragraph-rsid="00a4ce44"/>
    </style:style>
    <style:style style:name="P348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349" style:family="paragraph" style:parent-style-name="Standard" style:list-style-name="L25">
      <style:text-properties officeooo:paragraph-rsid="00beb82f"/>
    </style:style>
    <style:style style:name="P350" style:family="paragraph" style:parent-style-name="Standard" style:list-style-name="L26">
      <style:text-properties officeooo:paragraph-rsid="00d139a0"/>
    </style:style>
    <style:style style:name="P351" style:family="paragraph" style:parent-style-name="Standard" style:list-style-name="L29">
      <style:text-properties officeooo:paragraph-rsid="00f2503e"/>
    </style:style>
    <style:style style:name="P352" style:family="paragraph" style:parent-style-name="Standard" style:list-style-name="L30">
      <style:text-properties officeooo:rsid="00f3f4f5" officeooo:paragraph-rsid="00f5260b"/>
    </style:style>
    <style:style style:name="P353" style:family="paragraph" style:parent-style-name="Standard" style:list-style-name="L30">
      <style:text-properties officeooo:rsid="00f3f4f5" officeooo:paragraph-rsid="00f3f4f5"/>
    </style:style>
    <style:style style:name="P354" style:family="paragraph" style:parent-style-name="Standard" style:list-style-name="L31">
      <style:text-properties officeooo:paragraph-rsid="00fde6f2"/>
    </style:style>
    <style:style style:name="P355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356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35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359" style:family="paragraph" style:parent-style-name="Standard">
      <style:text-properties fo:font-style="italic" officeooo:rsid="0100a303" officeooo:paragraph-rsid="014b538c" style:font-style-asian="italic" style:font-style-complex="italic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style:use-window-font-color="true" officeooo:rsid="0063f3c5"/>
    </style:style>
    <style:style style:name="T32" style:family="text">
      <style:text-properties style:use-window-font-color="true" officeooo:rsid="0027fcfd"/>
    </style:style>
    <style:style style:name="T33" style:family="text">
      <style:text-properties style:use-window-font-color="true" officeooo:rsid="01095847"/>
    </style:style>
    <style:style style:name="T34" style:family="text">
      <style:text-properties style:use-window-font-color="true" officeooo:rsid="0082538a"/>
    </style:style>
    <style:style style:name="T35" style:family="text">
      <style:text-properties style:use-window-font-color="true" officeooo:rsid="00c0d7c6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c27f0" style:font-weight-asian="normal" style:font-weight-complex="normal"/>
    </style:style>
    <style:style style:name="T38" style:family="text">
      <style:text-properties fo:font-weight="normal" officeooo:rsid="003cb407" style:font-weight-asian="normal" style:font-weight-complex="normal"/>
    </style:style>
    <style:style style:name="T39" style:family="text">
      <style:text-properties fo:font-weight="normal" officeooo:rsid="00205d85" style:font-weight-asian="normal" style:font-weight-complex="normal"/>
    </style:style>
    <style:style style:name="T40" style:family="text">
      <style:text-properties fo:font-weight="normal" officeooo:rsid="00beb82f" style:font-weight-asian="normal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56ecc" style:font-style-asian="italic" style:font-style-complex="italic"/>
    </style:style>
    <style:style style:name="T43" style:family="text">
      <style:text-properties fo:font-style="italic" officeooo:rsid="006317f8" style:font-style-asian="italic" style:font-style-complex="italic"/>
    </style:style>
    <style:style style:name="T44" style:family="text">
      <style:text-properties fo:font-style="italic" officeooo:rsid="00672a68" style:font-style-asian="italic" style:font-style-complex="italic"/>
    </style:style>
    <style:style style:name="T45" style:family="text">
      <style:text-properties fo:font-style="italic" officeooo:rsid="006c1d47" style:font-style-asian="italic" style:font-style-complex="italic"/>
    </style:style>
    <style:style style:name="T46" style:family="text">
      <style:text-properties fo:font-style="italic" officeooo:rsid="00838393" style:font-style-asian="italic" style:font-style-complex="italic"/>
    </style:style>
    <style:style style:name="T4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7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60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61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63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64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5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officeooo:rsid="00205d85"/>
    </style:style>
    <style:style style:name="T70" style:family="text">
      <style:text-properties officeooo:rsid="0027fcfd"/>
    </style:style>
    <style:style style:name="T71" style:family="text">
      <style:text-properties officeooo:rsid="0029525d"/>
    </style:style>
    <style:style style:name="T72" style:family="text">
      <style:text-properties officeooo:rsid="0034ed8b"/>
    </style:style>
    <style:style style:name="T73" style:family="text">
      <style:text-properties officeooo:rsid="00367935"/>
    </style:style>
    <style:style style:name="T74" style:family="text">
      <style:text-properties officeooo:rsid="00398ddf"/>
    </style:style>
    <style:style style:name="T75" style:family="text">
      <style:text-properties officeooo:rsid="003b4e50"/>
    </style:style>
    <style:style style:name="T76" style:family="text">
      <style:text-properties officeooo:rsid="0043121f"/>
    </style:style>
    <style:style style:name="T7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45286d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120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121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122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123" style:family="text">
      <style:text-properties fo:font-style="normal" style:text-underline-style="none" fo:font-weight="bold" officeooo:rsid="007477e8" style:font-style-asian="normal" style:font-weight-asian="bold" style:font-style-complex="normal" style:font-weight-complex="bold"/>
    </style:style>
    <style:style style:name="T124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125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126" style:family="text">
      <style:text-properties fo:font-style="normal" style:text-underline-style="none" fo:font-weight="bold" officeooo:rsid="01408f03" style:font-style-asian="normal" style:font-weight-asian="bold" style:font-style-complex="normal" style:font-weight-complex="bold"/>
    </style:style>
    <style:style style:name="T127" style:family="text">
      <style:text-properties fo:font-style="normal" style:text-underline-style="none" style:font-style-asian="normal" style:font-style-complex="normal"/>
    </style:style>
    <style:style style:name="T128" style:family="text">
      <style:text-properties fo:font-style="normal" style:text-underline-style="none" officeooo:rsid="00a8a4b1" style:font-style-asian="normal" style:font-style-complex="normal"/>
    </style:style>
    <style:style style:name="T129" style:family="text">
      <style:text-properties fo:font-style="normal" style:text-underline-style="none" officeooo:rsid="00ba4170" style:font-style-asian="normal" style:font-style-complex="normal"/>
    </style:style>
    <style:style style:name="T130" style:family="text">
      <style:text-properties fo:font-style="normal" style:text-underline-style="none" officeooo:rsid="00b1e303" style:font-style-asian="normal" style:font-style-complex="normal"/>
    </style:style>
    <style:style style:name="T131" style:family="text">
      <style:text-properties fo:font-style="normal" style:text-underline-style="none" officeooo:rsid="00baae4f" style:font-style-asian="normal" style:font-style-complex="normal"/>
    </style:style>
    <style:style style:name="T132" style:family="text">
      <style:text-properties fo:font-style="normal" style:text-underline-style="none" officeooo:rsid="00bbbf73" style:font-style-asian="normal" style:font-style-complex="normal"/>
    </style:style>
    <style:style style:name="T133" style:family="text">
      <style:text-properties fo:font-style="normal" style:text-underline-style="none" officeooo:rsid="00be4749" style:font-style-asian="normal" style:font-style-complex="normal"/>
    </style:style>
    <style:style style:name="T134" style:family="text">
      <style:text-properties fo:font-style="normal" style:text-underline-style="none" officeooo:rsid="00d139a0" style:font-style-asian="normal" style:font-style-complex="normal"/>
    </style:style>
    <style:style style:name="T135" style:family="text">
      <style:text-properties fo:font-style="normal" style:text-underline-style="none" officeooo:rsid="00d1487d" style:font-style-asian="normal" style:font-style-complex="normal"/>
    </style:style>
    <style:style style:name="T136" style:family="text">
      <style:text-properties fo:font-style="normal" style:text-underline-style="none" officeooo:rsid="00d2fc06" style:font-style-asian="normal" style:font-style-complex="normal"/>
    </style:style>
    <style:style style:name="T137" style:family="text">
      <style:text-properties fo:font-style="normal" style:text-underline-style="none" officeooo:rsid="00d40111" style:font-style-asian="normal" style:font-style-complex="normal"/>
    </style:style>
    <style:style style:name="T138" style:family="text">
      <style:text-properties fo:font-style="normal" style:text-underline-style="none" officeooo:rsid="00d4c5ce" style:font-style-asian="normal" style:font-style-complex="normal"/>
    </style:style>
    <style:style style:name="T139" style:family="text">
      <style:text-properties fo:font-style="normal" style:text-underline-style="none" officeooo:rsid="00d708a6" style:font-style-asian="normal" style:font-style-complex="normal"/>
    </style:style>
    <style:style style:name="T140" style:family="text">
      <style:text-properties fo:font-style="normal" style:text-underline-style="none" officeooo:rsid="00d77d7d" style:font-style-asian="normal" style:font-style-complex="normal"/>
    </style:style>
    <style:style style:name="T141" style:family="text">
      <style:text-properties fo:font-style="normal" style:text-underline-style="none" officeooo:rsid="00d83381" style:font-style-asian="normal" style:font-style-complex="normal"/>
    </style:style>
    <style:style style:name="T142" style:family="text">
      <style:text-properties fo:font-style="normal" style:text-underline-style="none" officeooo:rsid="00d75809" style:font-style-asian="normal" style:font-style-complex="normal"/>
    </style:style>
    <style:style style:name="T143" style:family="text">
      <style:text-properties fo:font-style="normal" style:text-underline-style="none" officeooo:rsid="00dd6c8d" style:font-style-asian="normal" style:font-style-complex="normal"/>
    </style:style>
    <style:style style:name="T144" style:family="text">
      <style:text-properties fo:font-style="normal" style:text-underline-style="none" officeooo:rsid="00dedcd7" style:font-style-asian="normal" style:font-style-complex="normal"/>
    </style:style>
    <style:style style:name="T145" style:family="text">
      <style:text-properties fo:font-style="normal" style:text-underline-style="none" officeooo:rsid="00beb82f" style:font-style-asian="normal" style:font-style-complex="normal"/>
    </style:style>
    <style:style style:name="T146" style:family="text">
      <style:text-properties fo:font-style="normal" style:text-underline-style="none" officeooo:rsid="00e4290b" style:font-style-asian="normal" style:font-style-complex="normal"/>
    </style:style>
    <style:style style:name="T147" style:family="text">
      <style:text-properties fo:font-style="normal" style:text-underline-style="none" officeooo:rsid="00eb50e0" style:font-style-asian="normal" style:font-style-complex="normal"/>
    </style:style>
    <style:style style:name="T148" style:family="text">
      <style:text-properties fo:font-style="normal" style:text-underline-style="none" officeooo:rsid="00d9c9e4" style:font-style-asian="normal" style:font-style-complex="normal"/>
    </style:style>
    <style:style style:name="T149" style:family="text">
      <style:text-properties fo:font-style="normal" style:text-underline-style="none" officeooo:rsid="00ec1e8c" style:font-style-asian="normal" style:font-style-complex="normal"/>
    </style:style>
    <style:style style:name="T150" style:family="text">
      <style:text-properties fo:font-style="normal" style:text-underline-style="none" officeooo:rsid="00f0f7f8" style:font-style-asian="normal" style:font-style-complex="normal"/>
    </style:style>
    <style:style style:name="T151" style:family="text">
      <style:text-properties fo:font-style="normal" style:text-underline-style="none" officeooo:rsid="00f2503e" style:font-style-asian="normal" style:font-style-complex="normal"/>
    </style:style>
    <style:style style:name="T152" style:family="text">
      <style:text-properties fo:font-style="normal" style:text-underline-style="none" officeooo:rsid="00f5260b" style:font-style-asian="normal" style:font-style-complex="normal"/>
    </style:style>
    <style:style style:name="T153" style:family="text">
      <style:text-properties fo:font-style="normal" style:text-underline-style="none" officeooo:rsid="00f55bb2" style:font-style-asian="normal" style:font-style-complex="normal"/>
    </style:style>
    <style:style style:name="T154" style:family="text">
      <style:text-properties fo:font-style="normal" style:text-underline-style="none" officeooo:rsid="00f74e17" style:font-style-asian="normal" style:font-style-complex="normal"/>
    </style:style>
    <style:style style:name="T155" style:family="text">
      <style:text-properties fo:font-style="normal" style:text-underline-style="none" officeooo:rsid="00fbef0d" style:font-style-asian="normal" style:font-style-complex="normal"/>
    </style:style>
    <style:style style:name="T156" style:family="text">
      <style:text-properties fo:font-style="normal" style:text-underline-style="none" officeooo:rsid="00fde6f2" style:font-style-asian="normal" style:font-style-complex="normal"/>
    </style:style>
    <style:style style:name="T157" style:family="text">
      <style:text-properties fo:font-style="normal" style:text-underline-style="none" officeooo:rsid="010185dc" style:font-style-asian="normal" style:font-style-complex="normal"/>
    </style:style>
    <style:style style:name="T158" style:family="text">
      <style:text-properties fo:font-style="normal" style:text-underline-style="none" officeooo:rsid="0103be48" style:font-style-asian="normal" style:font-style-complex="normal"/>
    </style:style>
    <style:style style:name="T159" style:family="text">
      <style:text-properties fo:font-style="normal" style:text-underline-style="none" officeooo:rsid="010c486e" style:font-style-asian="normal" style:font-style-complex="normal"/>
    </style:style>
    <style:style style:name="T160" style:family="text">
      <style:text-properties fo:font-style="normal" style:text-underline-style="none" officeooo:rsid="010db770" style:font-style-asian="normal" style:font-style-complex="normal"/>
    </style:style>
    <style:style style:name="T161" style:family="text">
      <style:text-properties fo:font-style="normal" style:text-underline-style="none" officeooo:rsid="011cabfd" style:font-style-asian="normal" style:font-style-complex="normal"/>
    </style:style>
    <style:style style:name="T162" style:family="text">
      <style:text-properties fo:font-style="normal" style:text-underline-style="none" officeooo:rsid="011d9595" style:font-style-asian="normal" style:font-style-complex="normal"/>
    </style:style>
    <style:style style:name="T163" style:family="text">
      <style:text-properties fo:font-style="normal" style:text-underline-style="none" officeooo:rsid="011fc384" style:font-style-asian="normal" style:font-style-complex="normal"/>
    </style:style>
    <style:style style:name="T164" style:family="text">
      <style:text-properties fo:font-style="normal" style:text-underline-style="none" officeooo:rsid="012dfde8" style:font-style-asian="normal" style:font-style-complex="normal"/>
    </style:style>
    <style:style style:name="T165" style:family="text">
      <style:text-properties fo:font-style="normal" style:text-underline-style="none" officeooo:rsid="0130fd48" style:font-style-asian="normal" style:font-style-complex="normal"/>
    </style:style>
    <style:style style:name="T166" style:family="text">
      <style:text-properties fo:font-style="normal" style:text-underline-style="none" officeooo:rsid="013282b3" style:font-style-asian="normal" style:font-style-complex="normal"/>
    </style:style>
    <style:style style:name="T167" style:family="text">
      <style:text-properties fo:font-style="normal" style:text-underline-style="none" officeooo:rsid="013401b3" style:font-style-asian="normal" style:font-style-complex="normal"/>
    </style:style>
    <style:style style:name="T168" style:family="text">
      <style:text-properties fo:font-style="normal" style:text-underline-style="none" officeooo:rsid="013a8584" style:font-style-asian="normal" style:font-style-complex="normal"/>
    </style:style>
    <style:style style:name="T169" style:family="text">
      <style:text-properties fo:font-style="normal" style:text-underline-style="none" officeooo:rsid="013f3c54" style:font-style-asian="normal" style:font-style-complex="normal"/>
    </style:style>
    <style:style style:name="T170" style:family="text">
      <style:text-properties fo:font-style="normal" style:text-underline-style="none" officeooo:rsid="013e347a" style:font-style-asian="normal" style:font-style-complex="normal"/>
    </style:style>
    <style:style style:name="T171" style:family="text">
      <style:text-properties fo:font-style="normal" style:text-underline-style="none" officeooo:rsid="01408f03" style:font-style-asian="normal" style:font-style-complex="normal"/>
    </style:style>
    <style:style style:name="T172" style:family="text">
      <style:text-properties fo:font-style="normal" style:text-underline-style="none" officeooo:rsid="014533f1" style:font-style-asian="normal" style:font-style-complex="normal"/>
    </style:style>
    <style:style style:name="T173" style:family="text">
      <style:text-properties fo:font-style="normal" style:text-underline-style="none" officeooo:rsid="013cc971" style:font-style-asian="normal" style:font-style-complex="normal"/>
    </style:style>
    <style:style style:name="T174" style:family="text">
      <style:text-properties fo:font-style="normal" style:text-underline-style="none" officeooo:rsid="014679bc" style:font-style-asian="normal" style:font-style-complex="normal"/>
    </style:style>
    <style:style style:name="T175" style:family="text">
      <style:text-properties fo:font-style="normal" style:text-underline-style="none" officeooo:rsid="014dcb8a" style:font-style-asian="normal" style:font-style-complex="normal"/>
    </style:style>
    <style:style style:name="T176" style:family="text">
      <style:text-properties fo:font-style="normal" style:font-style-asian="normal" style:font-style-complex="normal"/>
    </style:style>
    <style:style style:name="T177" style:family="text">
      <style:text-properties fo:font-style="normal" officeooo:rsid="00524926" style:font-style-asian="normal" style:font-style-complex="normal"/>
    </style:style>
    <style:style style:name="T178" style:family="text">
      <style:text-properties fo:font-style="normal" officeooo:rsid="0033fbdf" style:font-style-asian="normal" style:font-style-complex="normal"/>
    </style:style>
    <style:style style:name="T179" style:family="text">
      <style:text-properties fo:font-style="normal" officeooo:rsid="0034ed8b" style:font-style-asian="normal" style:font-style-complex="normal"/>
    </style:style>
    <style:style style:name="T180" style:family="text">
      <style:text-properties fo:font-style="normal" officeooo:rsid="0052a33a" style:font-style-asian="normal" style:font-style-complex="normal"/>
    </style:style>
    <style:style style:name="T181" style:family="text">
      <style:text-properties fo:font-style="normal" officeooo:rsid="0012a0dc" style:font-style-asian="normal" style:font-style-complex="normal"/>
    </style:style>
    <style:style style:name="T182" style:family="text">
      <style:text-properties fo:font-style="normal" officeooo:rsid="005aa0ca" style:font-style-asian="normal" style:font-style-complex="normal"/>
    </style:style>
    <style:style style:name="T183" style:family="text">
      <style:text-properties fo:font-style="normal" officeooo:rsid="0092f82d" style:font-style-asian="normal" style:font-style-complex="normal"/>
    </style:style>
    <style:style style:name="T184" style:family="text">
      <style:text-properties fo:font-style="normal" officeooo:rsid="00c6421c" style:font-style-asian="normal" style:font-style-complex="normal"/>
    </style:style>
    <style:style style:name="T185" style:family="text">
      <style:text-properties fo:font-style="normal" officeooo:rsid="00cc5bce" style:font-style-asian="normal" style:font-style-complex="normal"/>
    </style:style>
    <style:style style:name="T186" style:family="text">
      <style:text-properties fo:font-style="normal" officeooo:rsid="0106c767" style:font-style-asian="normal" style:font-style-complex="normal"/>
    </style:style>
    <style:style style:name="T187" style:family="text">
      <style:text-properties fo:font-style="normal" officeooo:rsid="00ce5fa1" style:font-style-asian="normal" style:font-style-complex="normal"/>
    </style:style>
    <style:style style:name="T188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189" style:family="text">
      <style:text-properties officeooo:rsid="004d4d0b"/>
    </style:style>
    <style:style style:name="T190" style:family="text">
      <style:text-properties officeooo:rsid="0013268f"/>
    </style:style>
    <style:style style:name="T191" style:family="text">
      <style:text-properties officeooo:rsid="004f4350"/>
    </style:style>
    <style:style style:name="T192" style:family="text">
      <style:text-properties officeooo:rsid="00501b3c"/>
    </style:style>
    <style:style style:name="T193" style:family="text">
      <style:text-properties officeooo:rsid="00147dd9"/>
    </style:style>
    <style:style style:name="T194" style:family="text">
      <style:text-properties officeooo:rsid="005521a3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5f7223" style:font-weight-asian="bold" style:font-weight-complex="bold"/>
    </style:style>
    <style:style style:name="T197" style:family="text">
      <style:text-properties officeooo:rsid="005b5cd3"/>
    </style:style>
    <style:style style:name="T198" style:family="text">
      <style:text-properties officeooo:rsid="005b5f51"/>
    </style:style>
    <style:style style:name="T199" style:family="text">
      <style:text-properties officeooo:rsid="005d12fa"/>
    </style:style>
    <style:style style:name="T200" style:family="text">
      <style:text-properties officeooo:rsid="003cb407"/>
    </style:style>
    <style:style style:name="T201" style:family="text">
      <style:text-properties officeooo:rsid="005f7223"/>
    </style:style>
    <style:style style:name="T202" style:family="text">
      <style:text-properties officeooo:rsid="006317f8"/>
    </style:style>
    <style:style style:name="T203" style:family="text">
      <style:text-properties officeooo:rsid="00672a68"/>
    </style:style>
    <style:style style:name="T204" style:family="text">
      <style:text-properties style:text-underline-style="none"/>
    </style:style>
    <style:style style:name="T205" style:family="text">
      <style:text-properties style:text-underline-style="none" fo:font-weight="normal" style:font-weight-asian="normal" style:font-weight-complex="normal"/>
    </style:style>
    <style:style style:name="T206" style:family="text">
      <style:text-properties style:text-underline-style="none" fo:font-weight="normal" officeooo:rsid="00721e09" style:font-weight-asian="normal" style:font-weight-complex="normal"/>
    </style:style>
    <style:style style:name="T207" style:family="text">
      <style:text-properties style:text-underline-style="none" fo:font-weight="normal" officeooo:rsid="00722a19" style:font-weight-asian="normal" style:font-weight-complex="normal"/>
    </style:style>
    <style:style style:name="T208" style:family="text">
      <style:text-properties style:text-underline-style="none" fo:font-weight="normal" officeooo:rsid="006a9ead" style:font-weight-asian="normal" style:font-weight-complex="normal"/>
    </style:style>
    <style:style style:name="T209" style:family="text">
      <style:text-properties style:text-underline-style="none" fo:font-weight="normal" officeooo:rsid="008d7148" style:font-weight-asian="normal" style:font-weight-complex="normal"/>
    </style:style>
    <style:style style:name="T210" style:family="text">
      <style:text-properties style:text-underline-style="none" fo:font-weight="normal" officeooo:rsid="00a639f7" style:font-weight-asian="normal" style:font-weight-complex="normal"/>
    </style:style>
    <style:style style:name="T211" style:family="text">
      <style:text-properties style:text-underline-style="none" fo:font-weight="normal" officeooo:rsid="00a69bec" style:font-weight-asian="normal" style:font-weight-complex="normal"/>
    </style:style>
    <style:style style:name="T212" style:family="text">
      <style:text-properties style:text-underline-style="none" fo:font-weight="normal" officeooo:rsid="009e29ef" style:font-weight-asian="normal" style:font-weight-complex="normal"/>
    </style:style>
    <style:style style:name="T213" style:family="text">
      <style:text-properties style:text-underline-style="none" fo:font-weight="normal" officeooo:rsid="00a75993" style:font-weight-asian="normal" style:font-weight-complex="normal"/>
    </style:style>
    <style:style style:name="T214" style:family="text">
      <style:text-properties style:text-underline-style="none" fo:font-weight="normal" officeooo:rsid="00e7b674" style:font-weight-asian="normal" style:font-weight-complex="normal"/>
    </style:style>
    <style:style style:name="T215" style:family="text">
      <style:text-properties style:text-underline-style="none" fo:font-weight="bold" style:font-weight-asian="bold" style:font-weight-complex="bold"/>
    </style:style>
    <style:style style:name="T216" style:family="text">
      <style:text-properties style:text-underline-style="none" fo:font-weight="bold" officeooo:rsid="00a75993" style:font-weight-asian="bold" style:font-weight-complex="bold"/>
    </style:style>
    <style:style style:name="T217" style:family="text">
      <style:text-properties style:text-underline-style="none" fo:font-weight="bold" officeooo:rsid="013013d9" style:font-weight-asian="bold" style:font-weight-complex="bold"/>
    </style:style>
    <style:style style:name="T218" style:family="text">
      <style:text-properties style:text-underline-style="none" fo:font-weight="bold" officeooo:rsid="01408f03" style:font-weight-asian="bold" style:font-weight-complex="bold"/>
    </style:style>
    <style:style style:name="T219" style:family="text">
      <style:text-properties style:text-underline-style="none" officeooo:rsid="00a639f7"/>
    </style:style>
    <style:style style:name="T220" style:family="text">
      <style:text-properties style:text-underline-style="none" officeooo:rsid="00bbbf73"/>
    </style:style>
    <style:style style:name="T221" style:family="text">
      <style:text-properties style:text-underline-style="none" officeooo:rsid="00d40111"/>
    </style:style>
    <style:style style:name="T222" style:family="text">
      <style:text-properties style:text-underline-style="none" officeooo:rsid="00d708a6"/>
    </style:style>
    <style:style style:name="T223" style:family="text">
      <style:text-properties style:text-underline-style="none" officeooo:rsid="00d5826a"/>
    </style:style>
    <style:style style:name="T224" style:family="text">
      <style:text-properties style:text-underline-style="none" officeooo:rsid="00d9c9e4"/>
    </style:style>
    <style:style style:name="T225" style:family="text">
      <style:text-properties style:text-underline-style="none" officeooo:rsid="00ec1e8c"/>
    </style:style>
    <style:style style:name="T226" style:family="text">
      <style:text-properties style:text-underline-style="none" officeooo:rsid="00fde6f2"/>
    </style:style>
    <style:style style:name="T227" style:family="text">
      <style:text-properties style:text-underline-style="none" officeooo:rsid="0123bb39"/>
    </style:style>
    <style:style style:name="T228" style:family="text">
      <style:text-properties style:text-underline-style="none" officeooo:rsid="013013d9"/>
    </style:style>
    <style:style style:name="T229" style:family="text">
      <style:text-properties style:text-underline-style="none" officeooo:rsid="0137af9f"/>
    </style:style>
    <style:style style:name="T230" style:family="text">
      <style:text-properties style:text-underline-style="none" officeooo:rsid="013282b3"/>
    </style:style>
    <style:style style:name="T231" style:family="text">
      <style:text-properties style:text-underline-style="none" officeooo:rsid="01408f03"/>
    </style:style>
    <style:style style:name="T232" style:family="text">
      <style:text-properties style:text-underline-style="none" officeooo:rsid="01416cb6"/>
    </style:style>
    <style:style style:name="T233" style:family="text">
      <style:text-properties style:text-underline-style="none" officeooo:rsid="01435f2a"/>
    </style:style>
    <style:style style:name="T234" style:family="text">
      <style:text-properties officeooo:rsid="0071f6b3"/>
    </style:style>
    <style:style style:name="T235" style:family="text">
      <style:text-properties officeooo:rsid="00722a19"/>
    </style:style>
    <style:style style:name="T236" style:family="text">
      <style:text-properties officeooo:rsid="007477e8"/>
    </style:style>
    <style:style style:name="T237" style:family="text">
      <style:text-properties officeooo:rsid="0080477a"/>
    </style:style>
    <style:style style:name="T238" style:family="text">
      <style:text-properties officeooo:rsid="0081154c"/>
    </style:style>
    <style:style style:name="T239" style:family="text">
      <style:text-properties officeooo:rsid="0082538a"/>
    </style:style>
    <style:style style:name="T240" style:family="text">
      <style:text-properties officeooo:rsid="00838393"/>
    </style:style>
    <style:style style:name="T241" style:family="text">
      <style:text-properties officeooo:rsid="008a06de"/>
    </style:style>
    <style:style style:name="T242" style:family="text">
      <style:text-properties officeooo:rsid="00937b11"/>
    </style:style>
    <style:style style:name="T243" style:family="text">
      <style:text-properties officeooo:rsid="0093b191"/>
    </style:style>
    <style:style style:name="T244" style:family="text">
      <style:text-properties officeooo:rsid="00b502cc"/>
    </style:style>
    <style:style style:name="T245" style:family="text">
      <style:text-properties officeooo:rsid="00ba4170"/>
    </style:style>
    <style:style style:name="T246" style:family="text">
      <style:text-properties officeooo:rsid="00bbbf73"/>
    </style:style>
    <style:style style:name="T247" style:family="text">
      <style:text-properties officeooo:rsid="00bd3f9d"/>
    </style:style>
    <style:style style:name="T248" style:family="text">
      <style:text-properties officeooo:rsid="00beb82f"/>
    </style:style>
    <style:style style:name="T249" style:family="text">
      <style:text-properties officeooo:rsid="00c2a166"/>
    </style:style>
    <style:style style:name="T250" style:family="text">
      <style:text-properties officeooo:rsid="00c7406f"/>
    </style:style>
    <style:style style:name="T251" style:family="text">
      <style:text-properties officeooo:rsid="00c93592"/>
    </style:style>
    <style:style style:name="T252" style:family="text">
      <style:text-properties officeooo:rsid="00ce5fa1"/>
    </style:style>
    <style:style style:name="T253" style:family="text">
      <style:text-properties officeooo:rsid="00cf9e9f"/>
    </style:style>
    <style:style style:name="T254" style:family="text">
      <style:text-properties officeooo:rsid="00d83381"/>
    </style:style>
    <style:style style:name="T255" style:family="text">
      <style:text-properties officeooo:rsid="00e09913"/>
    </style:style>
    <style:style style:name="T256" style:family="text">
      <style:text-properties officeooo:rsid="00ed9297"/>
    </style:style>
    <style:style style:name="T257" style:family="text">
      <style:text-properties officeooo:rsid="00ef4875"/>
    </style:style>
    <style:style style:name="T258" style:family="text">
      <style:text-properties officeooo:rsid="00f0f7f8"/>
    </style:style>
    <style:style style:name="T259" style:family="text">
      <style:text-properties officeooo:rsid="00f5260b"/>
    </style:style>
    <style:style style:name="T260" style:family="text">
      <style:text-properties officeooo:rsid="00fde6f2"/>
    </style:style>
    <style:style style:name="T261" style:family="text">
      <style:text-properties officeooo:rsid="010185dc"/>
    </style:style>
    <style:style style:name="T262" style:family="text">
      <style:text-properties officeooo:rsid="01023882"/>
    </style:style>
    <style:style style:name="T263" style:family="text">
      <style:text-properties officeooo:rsid="01095847"/>
    </style:style>
    <style:style style:name="T264" style:family="text">
      <style:text-properties officeooo:rsid="010f422a"/>
    </style:style>
    <style:style style:name="T265" style:family="text">
      <style:text-properties officeooo:rsid="01113d34"/>
    </style:style>
    <style:style style:name="T266" style:family="text">
      <style:text-properties officeooo:rsid="011bd541"/>
    </style:style>
    <style:style style:name="T26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268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269" style:family="text">
      <style:text-properties officeooo:rsid="014dcb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94">А</text:span>нглийско<text:span text:style-name="T194">е</text:span> предложени<text:span text:style-name="T194">е</text:span></text:p>
      <text:p text:style-name="P1"/>
      <text:p text:style-name="P205"><text:span text:style-name="T190">Слова </text:span><text:span text:style-name="T191">в предложении </text:span><text:span text:style-name="T190">делятся на </text:span><text:span text:style-name="T263">две</text:span><text:span text:style-name="T190"> смысловые группы:</text:span></text:p>
      <text:list xml:id="list2925856997" text:style-name="L1">
        <text:list-item>
          <text:p text:style-name="P297">главные члены предложения — <text:span text:style-name="T239">это </text:span>подлежащее и сказуемое;</text:p>
        </text:list-item>
        <text:list-item>
          <text:p text:style-name="P297">второстепенные члены предложения — определение, дополнение и обстоятельтсво.</text:p>
        </text:list-item>
      </text:list>
      <text:p text:style-name="P73"/>
      <text:p text:style-name="P238">Подлежащее — этл автор действия (существительное в именительном падеже).</text:p>
      <text:p text:style-name="P238">Сказуемое — это действие совершенное автором (т. е. глагол).</text:p>
      <text:p text:style-name="P71"/>
      <text:p text:style-name="P253"><text:span text:style-name="T31">С</text:span><text:span text:style-name="T32">казуемое </text:span><text:span text:style-name="T31">п</text:span><text:span text:style-name="T32">очти всегда делится на </text:span><text:span text:style-name="T33">две</text:span><text:span text:style-name="T32"> части: </text:span><text:span text:style-name="T34">на </text:span><text:span text:style-name="T32">вспомогательный </text:span><text:span text:style-name="T35">глагол </text:span><text:span text:style-name="T32">и смысловой.</text:span></text:p>
      <text:p text:style-name="P227"><text:span text:style-name="T70">Вспомогательный глагол не переводится. Он </text:span><text:span text:style-name="T71">сообщает</text:span><text:span text:style-name="T70"> о том, в каком времени нужно переводить смысловой. Смысловой глогол передает суть действия.</text:span></text:p>
      <text:p text:style-name="P227"/>
      <text:p text:style-name="P226">Смысловой глагол имеет несколько форм:</text:p>
      <text:list xml:id="list208102597" text:style-name="L2">
        <text:list-item>
          <text:p text:style-name="P298">начальная форма (инфинитив) — форма глагола, как в словаре (с частицей to);</text:p>
        </text:list-item>
        <text:list-item>
          <text:p text:style-name="P299">с окончанием -s (-es) — в утверждениях Present Simple после he/she/it;</text:p>
        </text:list-item>
        <text:list-item>
          <text:p text:style-name="P298">с окончанием -ing (причастие) — в основном для образования Present Continuous;</text:p>
        </text:list-item>
        <text:list-item>
          <text:p text:style-name="P300">2я форма <text:span text:style-name="T255">(с окончанием -ed)</text:span> — для образования Past Simple;</text:p>
        </text:list-item>
        <text:list-item>
          <text:p text:style-name="P301">3я форма (прошедшее причастие) — для времен группы Perfect и пассивного залога .</text:p>
        </text:list-item>
      </text:list>
      <text:p text:style-name="P74"/>
      <text:p text:style-name="P72">Дополнение — это то, на что направлено действие. Оно выражено существительным, </text:p>
      <text:p text:style-name="P72">перед которым может стоять предлог или глаголом, перед которым может стоять частица to<text:span text:style-name="T94">. <text:s/></text:span>Обычно оно стоит в конце предложения, но иногда может быть в начале.</text:p>
      <text:p text:style-name="P71"/>
      <text:p text:style-name="P75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71"/>
      <text:p text:style-name="P201"><text:span text:style-name="T193">В английском </text:span><text:span text:style-name="T194">языке</text:span><text:span text:style-name="T193"> не бывает предложений без подлежащего и сказуемого.</text:span></text:p>
      <text:p text:style-name="P240">Исключение составляют разговорные фразы: nice to meet you и пр.</text:p>
      <text:p text:style-name="P2"/>
      <text:p text:style-name="P78"><text:span text:style-name="T249">Порядок слов в у</text:span>тведрдительны<text:span text:style-name="T249">х</text:span> и отрицательны<text:span text:style-name="T249">х</text:span> предложения<text:span text:style-name="T249">х</text:span>:</text:p>
      <text:list xml:id="list3145854919" text:style-name="L3">
        <text:list-item>
          <text:p text:style-name="P302"><text:span text:style-name="T14">подлежащее</text:span><text:span text:style-name="T1">;</text:span></text:p>
        </text:list-item>
        <text:list-item>
          <text:p text:style-name="P302"><text:span text:style-name="T18">сказуемое</text:span><text:span text:style-name="T2">;</text:span></text:p>
        </text:list-item>
        <text:list-item>
          <text:p text:style-name="P303"><text:span text:style-name="T9">дополнение</text:span>;</text:p>
        </text:list-item>
        <text:list-item>
          <text:p text:style-name="P303"><text:span text:style-name="T11">обстоятельство</text:span>.</text:p>
        </text:list-item>
      </text:list>
      <text:p text:style-name="P10"/>
      <text:p text:style-name="P11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1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2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0"/>
      <text:p text:style-name="P88"><text:span text:style-name="T249">Порядок слов в в</text:span>опросительны<text:span text:style-name="T249">х</text:span> предложения<text:span text:style-name="T249">х</text:span>:</text:p>
      <text:list xml:id="list133673494" text:style-name="L4">
        <text:list-item>
          <text:p text:style-name="P304"><text:span text:style-name="T25">вопросительное слово</text:span>;</text:p>
        </text:list-item>
        <text:list-item>
          <text:p text:style-name="P304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304"><text:span text:style-name="T13">подлежащее</text:span>;</text:p>
        </text:list-item>
        <text:list-item>
          <text:p text:style-name="P304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304"><text:span text:style-name="T9">дополнение</text:span>;</text:p>
        </text:list-item>
        <text:list-item>
          <text:p text:style-name="P304"><text:span text:style-name="T11">обстоятельство</text:span>.</text:p>
        </text:list-item>
      </text:list>
      <text:p text:style-name="P200"/>
      <text:p text:style-name="P13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69">—</text:span> Что ты здесь делаешь?</text:p>
      <text:p text:style-name="P202"><text:span text:style-name="T4">Do</text:span><text:span text:style-name="T41"> </text:span><text:span text:style-name="T15">you</text:span><text:span text:style-name="T41"> </text:span><text:span text:style-name="T20">want</text:span><text:span text:style-name="T10"> to live </text:span><text:span text:style-name="T12">in Spain</text:span><text:span text:style-name="T41">? — Ты хочешь жить в Испании?</text:span></text:p>
      <text:p text:style-name="P235"><text:soft-page-break/><text:span text:style-name="T181">Вопрос не всегда бывает полным, какого-то элемента может не быть, </text:span><text:span text:style-name="T182">но при этом всегда </text:span></text:p>
      <text:p text:style-name="P77">есть подлежащие и вспомогательный глагол.</text:p>
      <text:p text:style-name="P76"/>
      <text:p text:style-name="P216"><text:span text:style-name="T97">Общий вопрос начинается со вспомогательного глагола и подразумевает ответ «</text:span><text:span text:style-name="T98">да/нет»</text:span><text:span text:style-name="T97">.</text:span></text:p>
      <text:p text:style-name="P91"/>
      <text:p text:style-name="P216"><text:span text:style-name="T83">Чтобы коротко ответить на </text:span><text:span text:style-name="T84">такой </text:span><text:span text:style-name="T83">вопрос, недостаточно просто написать «yes/no»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100"/>
      <text:p text:style-name="P44"><text:span text:style-name="T195">Do you play</text:span> the piano? <text:span text:style-name="T69">—</text:span> Yes, <text:span text:style-name="T196">I do</text:span><text:span text:style-name="T201">.</text:span></text:p>
      <text:p text:style-name="P44"><text:span text:style-name="T196">Does Rita play</text:span><text:span text:style-name="T201"> football? </text:span><text:span text:style-name="T69">— </text:span><text:span text:style-name="T201">No, </text:span><text:span text:style-name="T196">she doesn`t</text:span><text:span text:style-name="T201">.</text:span> </text:p>
      <text:p text:style-name="P44"/>
      <text:p text:style-name="P92"><text:span text:style-name="T200">Специальный вопрос начинается с вопросительного слова </text:span><text:span text:style-name="T203">или связки</text:span><text:span text:style-name="T200">. </text:span><text:span text:style-name="T202">Он служит, чтобы узнать дополнительную информацию.</text:span><text:span text:style-name="T200"> </text:span><text:span text:style-name="T202">После вопросительного слова обычно стоит существительное: </text:span><text:span text:style-name="T43">What </text:span><text:span text:style-name="T66">car</text:span><text:span text:style-name="T43"> does he have? </text:span><text:span text:style-name="T44">How much </text:span><text:span text:style-name="T67">money</text:span><text:span text:style-name="T44"> dow we have?</text:span></text:p>
      <text:p text:style-name="P44"/>
      <text:p text:style-name="P125">Местоимение I всегда пишется с большой буквы.</text:p>
      <text:p text:style-name="P199">В английском языке всего 2 падежа: именительный и объектный. <text:s/></text:p>
      <text:p text:style-name="P199"/>
      <text:p text:style-name="P224"><text:span text:style-name="T38">В предложениях, которые используют глаголы: </text:span><text:span text:style-name="T37">like, have, enjoy, need, </text:span><text:span text:style-name="T38">подлежащие </text:span></text:p>
      <text:p text:style-name="P224"><text:span text:style-name="T38">не переводятся на русский в именительном падеже</text:span><text:span text:style-name="T39">:</text:span></text:p>
      <text:p text:style-name="P195"/>
      <text:p text:style-name="P37"><text:span text:style-name="T26">I l</text:span>ike my job — Мне нравится моя работа (а не «Я нравится моя работа»).</text:p>
      <text:p text:style-name="P37"/>
      <text:p text:style-name="P9"><text:span text:style-name="T257">Настоящее.</text:span> Present</text:p>
      <text:p text:style-name="P190"/>
      <text:p text:style-name="P190">Present Simple (я делаю это сейчас):</text:p>
      <text:p text:style-name="P39">I live in Spain — Я живу в испании (факт).</text:p>
      <text:p text:style-name="P191"/>
      <text:p text:style-name="P190">Present Continuous (я делаю это прямо сейчас):</text:p>
      <text:p text:style-name="P31">I am reading a book — Я читаю книгу (именно сейчас).</text:p>
      <text:p text:style-name="P192"/>
      <text:p text:style-name="P190">Present Perfect (я сделал это ранее, но именно сейчас это важно):</text:p>
      <text:p text:style-name="P38">I have lost the keys — Я потерял ключи (результат).</text:p>
      <text:p text:style-name="P38"/>
      <text:p text:style-name="P190">Present Perfect <text:span text:style-name="T256">Continuous (я делаю это уже какое-то время):</text:span></text:p>
      <text:p text:style-name="P203"><text:span text:style-name="T42">I have been reading for 2 hours — </text:span><text:span text:style-name="T62">Я читаю уже 2 часа</text:span></text:p>
      <text:p text:style-name="P57"/>
      <text:p text:style-name="P305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317"/>
      <text:p text:style-name="P337">Present Simple</text:p>
      <text:p text:style-name="P193"/>
      <text:p text:style-name="P80">Используется чтобы:</text:p>
      <text:list xml:id="list503167309" text:style-name="L5">
        <text:list-item>
          <text:p text:style-name="P338">сообщить факты настоящего, описать текущую реальность;</text:p>
        </text:list-item>
        <text:list-item>
          <text:p text:style-name="P338">говорить о событиях, которые происходят с какой-то регулярностью.</text:p>
        </text:list-item>
      </text:list>
      <text:p text:style-name="P17"/>
      <text:p text:style-name="P79">В утверждениях глагол используется в 2х вариантах:</text:p>
      <text:list xml:id="list4128482602" text:style-name="L6">
        <text:list-item>
          <text:p text:style-name="P340">без изменений, если подлежащее в первом лице или множеств<text:span text:style-name="T239">ен.</text:span> числе (<text:span text:style-name="T197">I</text:span>, <text:span text:style-name="T197">you</text:span>, <text:span text:style-name="T197">we,</text:span> <text:span text:style-name="T197">they</text:span>);</text:p>
        </text:list-item>
        <text:list-item>
          <text:p text:style-name="P340"><text:span text:style-name="T72">с окончанием -s </text:span><text:span text:style-name="T73">(-es)</text:span><text:span text:style-name="T72">, если подлежащ</text:span><text:span text:style-name="T198">ее</text:span><text:span text:style-name="T72"> в третьем лице, единств</text:span><text:span text:style-name="T199">ен</text:span><text:span text:style-name="T239">ном</text:span><text:span text:style-name="T72"> числе (</text:span><text:span text:style-name="T197">he</text:span><text:span text:style-name="T72">, </text:span><text:span text:style-name="T197">she</text:span><text:span text:style-name="T72">, </text:span><text:span text:style-name="T197">it</text:span><text:span text:style-name="T72">)</text:span></text:p>
        </text:list-item>
      </text:list>
      <text:p text:style-name="P255"><text:soft-page-break/><text:span text:style-name="T267">I </text:span><text:span text:style-name="T23">live</text:span><text:span text:style-name="T267"> in New York — Я живу в Нью Йорке.</text:span></text:p>
      <text:p text:style-name="P257"><text:span text:style-name="T267">Peter </text:span><text:span text:style-name="T23">work</text:span><text:span text:style-name="T24">s</text:span><text:span text:style-name="T267"> in New York — Питер работает в Нью Йорке;</text:span></text:p>
      <text:p text:style-name="P341"/>
      <text:p text:style-name="P257"><text:span text:style-name="T268">Г</text:span><text:span text:style-name="T187">лагол</text:span><text:span text:style-name="T252"> have не пишется с онончанием -s, а </text:span><text:span text:style-name="T253">преобразуется</text:span><text:span text:style-name="T252"> в has. </text:span></text:p>
      <text:p text:style-name="P336"/>
      <text:p text:style-name="P336">Окончание -es ставится, если глагол заканчивается: на гласную букву, </text:p>
      <text:p text:style-name="P81">на шипящий звук (sh, ch) <text:span text:style-name="T192">или</text:span> на букву s/x:</text:p>
      <text:list xml:id="list1264916181" text:style-name="L7">
        <text:list-item>
          <text:p text:style-name="P343"><text:span text:style-name="T74">go — </text:span>goes;</text:p>
        </text:list-item>
        <text:list-item>
          <text:p text:style-name="P343"><text:span text:style-name="T74">teach — </text:span>teaches;</text:p>
        </text:list-item>
        <text:list-item>
          <text:p text:style-name="P342"><text:span text:style-name="T74">mix — </text:span><text:span text:style-name="T73">mixes.</text:span></text:p>
        </text:list-item>
      </text:list>
      <text:p text:style-name="P193"/>
      <text:p text:style-name="P83">Если глагол заканчивается на букву y, перед которой согласная, то вместо y </text:p>
      <text:p text:style-name="P82">пишется i <text:span text:style-name="T75">(помимо добавления -es)</text:span>:</text:p>
      <text:list xml:id="list3283137424" text:style-name="L8">
        <text:list-item>
          <text:p text:style-name="P344">fly — flies; </text:p>
        </text:list-item>
        <text:list-item>
          <text:p text:style-name="P344">cry — cries.</text:p>
        </text:list-item>
      </text:list>
      <text:p text:style-name="P193"/>
      <text:p text:style-name="P211"><text:span text:style-name="T177">П</text:span><text:span text:style-name="T178">еред сказуемым часто </text:span><text:span text:style-name="T180">стоят</text:span><text:span text:style-name="T178"> маячки времени </text:span><text:span text:style-name="T186">(</text:span><text:span text:style-name="T178">наречия частности</text:span><text:span text:style-name="T186">)</text:span><text:span text:style-name="T179">:</text:span></text:p>
      <text:list xml:id="list4105280366" text:style-name="L9">
        <text:list-item>
          <text:p text:style-name="P339">always - <text:span text:style-name="T72">всегда</text:span>;</text:p>
        </text:list-item>
        <text:list-item>
          <text:p text:style-name="P339">usually - <text:span text:style-name="T72">обычно</text:span>;</text:p>
        </text:list-item>
        <text:list-item>
          <text:p text:style-name="P339">often - <text:span text:style-name="T72">часто</text:span>;</text:p>
        </text:list-item>
        <text:list-item>
          <text:p text:style-name="P339">sometimes - <text:span text:style-name="T72">иногда</text:span>;</text:p>
        </text:list-item>
        <text:list-item>
          <text:p text:style-name="P339">never — <text:span text:style-name="T72">никогда</text:span>.</text:p>
        </text:list-item>
      </text:list>
      <text:p text:style-name="P18"/>
      <text:p text:style-name="P194"><text:span text:style-name="T41">I </text:span><text:span text:style-name="T68">always</text:span><text:span text:style-name="T41"> wash my hands before eating — Я всегда мою руки перед едой.</text:span></text:p>
      <text:p text:style-name="P193"/>
      <text:p text:style-name="P3">Отрицания в Present Simple</text:p>
      <text:p text:style-name="P3"/>
      <text:p text:style-name="P206"><text:span text:style-name="T81">Использу</text:span><text:span text:style-name="T82">ю</text:span><text:span text:style-name="T81">тся чтобы сказать о том, что что-либо:</text:span></text:p>
      <text:list xml:id="list2301373769" text:style-name="L10">
        <text:list-item>
          <text:p text:style-name="P345">не является фактом настоящего <text:span text:style-name="T199">или истиной</text:span>;</text:p>
        </text:list-item>
        <text:list-item>
          <text:p text:style-name="P345">не происходит с какой-то регулярностью.</text:p>
        </text:list-item>
      </text:list>
      <text:p text:style-name="P198"/>
      <text:p text:style-name="P197">За отрицание отвечает частица not, которая идет в паре со вспомогательным глаголом do.</text:p>
      <text:p text:style-name="P197">Если подлежащее he/she/it, то испольузется does. <text:span text:style-name="T189">Смысловой глагол без изменений.</text:span></text:p>
      <text:p text:style-name="P196"/>
      <text:p text:style-name="P40">People <text:span text:style-name="T3">do </text:span><text:span text:style-name="T28">not</text:span> <text:span text:style-name="T17">live</text:span> in space — Люди не живут в космосе.</text:p>
      <text:p text:style-name="P40">Water <text:span text:style-name="T3">does </text:span><text:span text:style-name="T28">not</text:span> <text:span text:style-name="T17">boil</text:span> at 50 degrees Celsius — Вода не кипит при 50 грудусах.</text:p>
      <text:p text:style-name="P40"/>
      <text:p text:style-name="P207"><text:span text:style-name="T78">Практически всегда do/</text:span><text:span text:style-name="T79">does</text:span><text:span text:style-name="T78"> not использу</text:span><text:span text:style-name="T80">е</text:span><text:span text:style-name="T78">тся в сокращении: </text:span></text:p>
      <text:p text:style-name="P41">We don`t drink whisky — Мы не пьем виски.</text:p>
      <text:p text:style-name="P42">He doesn`t drink tea — Он не пьет чай.</text:p>
      <text:p text:style-name="P136"/>
      <text:p text:style-name="P136">Вопросы в Present Simple</text:p>
      <text:p text:style-name="P41"/>
      <text:p text:style-name="P90">Используюся чтобы:</text:p>
      <text:list xml:id="list1267583131" text:style-name="L11">
        <text:list-item>
          <text:p text:style-name="P306">узнать о фактах настоящего;</text:p>
        </text:list-item>
        <text:list-item>
          <text:p text:style-name="P306">о событиях, которые происходят с какой-то регулярностью.</text:p>
        </text:list-item>
      </text:list>
      <text:p text:style-name="P89"/>
      <text:p text:style-name="P89">Вопрос задается с помощью вспомогательного глагола do/does, который ставится перед подлежащим. Смысловой глагол без изменений (в начальной форме).</text:p>
      <text:p text:style-name="P204"><text:soft-page-break/><text:span text:style-name="T7">Do</text:span><text:span text:style-name="T77"> you </text:span><text:span text:style-name="T22">like</text:span><text:span text:style-name="T77"> action movies? </text:span><text:span text:style-name="T48">— </text:span><text:span text:style-name="T77">Тебе нравятся экшен фильмы? </text:span></text:p>
      <text:p text:style-name="P43">What books <text:span text:style-name="T3">do</text:span> you <text:span text:style-name="T17">read</text:span>? <text:span text:style-name="T76">—</text:span> Какие книги тебе нравятся?</text:p>
      <text:p text:style-name="P6"/>
      <text:p text:style-name="P6">Глаголы <text:span text:style-name="T236">d</text:span>o и <text:span text:style-name="T236">b</text:span>e <text:span text:style-name="T238">в Present Simple</text:span></text:p>
      <text:p text:style-name="P4"/>
      <text:p text:style-name="P212"><text:span text:style-name="T90">Глагол</text:span><text:span text:style-name="T85"> d</text:span><text:span text:style-name="T86">o </text:span><text:span text:style-name="T87">означает</text:span><text:span text:style-name="T86"> «делать». В предложении </text:span><text:span text:style-name="T90">он</text:span><text:span text:style-name="T86"> может может встречаться несколько раз, </text:span></text:p>
      <text:p text:style-name="P212"><text:span text:style-name="T86">в качестве вспомогательного и смыслового: </text:span><text:span text:style-name="T49">What </text:span><text:span text:style-name="T5">do</text:span><text:span text:style-name="T49"> you </text:span><text:span text:style-name="T21">do</text:span><text:span text:style-name="T49">? </text:span><text:span text:style-name="T50">— </text:span><text:span text:style-name="T49">Что ты делаешь? </text:span></text:p>
      <text:p text:style-name="P53"/>
      <text:p text:style-name="P209"><text:span text:style-name="T96">To </text:span><text:span text:style-name="T85">be — </text:span><text:span text:style-name="T89">это начальная форма глагола</text:span><text:span text:style-name="T85"> «быть». <text:s/></text:span><text:span text:style-name="T90">Он</text:span><text:span text:style-name="T118">а</text:span><text:span text:style-name="T85"> меняется в завис</text:span><text:span text:style-name="T90">имости</text:span><text:span text:style-name="T85"> от подлежащего: </text:span></text:p>
      <text:list xml:id="list1594607909" text:style-name="L12">
        <text:list-item>
          <text:p text:style-name="P346"><text:span text:style-name="T85">a</text:span><text:span text:style-name="T77">m — если подлежащее в первом лице (I);</text:span></text:p>
        </text:list-item>
        <text:list-item>
          <text:p text:style-name="P307">is — если подлежащее в третьем лице, единственном числе (he/she/it);</text:p>
        </text:list-item>
        <text:list-item>
          <text:p text:style-name="P307">are — если подлежащее во множественном числе (you/we/they).</text:p>
        </text:list-item>
      </text:list>
      <text:p text:style-name="P96"/>
      <text:p text:style-name="P215"><text:span text:style-name="T87">Э</text:span><text:span text:style-name="T91">ти формы </text:span><text:span text:style-name="T95">глагола</text:span><text:span text:style-name="T91"> </text:span><text:span text:style-name="T118">be </text:span><text:span text:style-name="T91">заменяют собой сказуемое в тех </text:span><text:span text:style-name="T92">ситуациях</text:span><text:span text:style-name="T91">, </text:span><text:span text:style-name="T92">когда</text:span><text:span text:style-name="T91"> оно отсутсвует</text:span></text:p>
      <text:p text:style-name="P252"><text:span text:style-name="T96">и помогают привязать предложение ко времени </text:span><text:span text:style-name="T91">(т. к. </text:span><text:span text:style-name="T90">для английского языка </text:span></text:p>
      <text:p text:style-name="P252"><text:span text:style-name="T90">не характерно, когда в предложении нет </text:span><text:span text:style-name="T91">сказуемого).</text:span></text:p>
      <text:p text:style-name="P95"/>
      <text:p text:style-name="P213"><text:span text:style-name="T30">I </text:span><text:span text:style-name="T6">am</text:span><text:span text:style-name="T51"> a doctor — Я (</text:span><text:span text:style-name="T52">есть</text:span><text:span text:style-name="T51">) доктор.</text:span></text:p>
      <text:p text:style-name="P16"><text:span text:style-name="T29">We</text:span><text:span text:style-name="T205"> </text:span><text:span text:style-name="T8">are</text:span><text:span text:style-name="T205"> happy </text:span><text:span text:style-name="T208">— </text:span><text:span text:style-name="T205">Мы (есть) счастливы.</text:span></text:p>
      <text:p text:style-name="P97"/>
      <text:p text:style-name="P108"><text:span text:style-name="T234">Г</text:span>лагол <text:span text:style-name="T234">be </text:span>появляется, когда говорят:</text:p>
      <text:list xml:id="list1162371976" text:style-name="L13">
        <text:list-item>
          <text:p text:style-name="P308">кто человек по профессии <text:span text:style-name="T240">(</text:span><text:span text:style-name="T45">I am a football player</text:span><text:span text:style-name="T46">)</text:span>;</text:p>
        </text:list-item>
        <text:list-item>
          <text:p text:style-name="P308">в каком состоянии человек или объект <text:span text:style-name="T240">(</text:span><text:span text:style-name="T45">This dress is blue</text:span><text:span text:style-name="T46">)</text:span>;</text:p>
        </text:list-item>
        <text:list-item>
          <text:p text:style-name="P308">где находится человек или объект <text:span text:style-name="T240">(</text:span><text:span text:style-name="T45">Molly is in her office now</text:span><text:span text:style-name="T46">)</text:span>;</text:p>
        </text:list-item>
      </text:list>
      <text:p text:style-name="P94"/>
      <text:p text:style-name="P214"><text:span text:style-name="T96">Глагол</text:span><text:span text:style-name="T88"> be может использоваться в связке с прилагательным. </text:span><text:span text:style-name="T93">При переводе таких связок можно подобрать отдельный глагол, которого нет в английском.</text:span></text:p>
      <text:p text:style-name="P93"/>
      <text:p text:style-name="P245"><text:span text:style-name="T53">I </text:span><text:span text:style-name="T64">am interested</text:span><text:span text:style-name="T53"> in art — Я</text:span><text:span text:style-name="T54"> </text:span><text:span text:style-name="T65">интересуюсь</text:span><text:span text:style-name="T63"> </text:span><text:span text:style-name="T54">искусством </text:span><text:span text:style-name="T63">(есть заинтересованный)</text:span><text:span text:style-name="T54">.</text:span></text:p>
      <text:p text:style-name="P218"><text:span text:style-name="T54">My hands </text:span><text:span text:style-name="T65">are cold</text:span><text:span text:style-name="T54"> — Мои руки</text:span><text:span text:style-name="T55"> </text:span><text:span text:style-name="T65">замерзли </text:span><text:span text:style-name="T63">(есть замерзшие)</text:span><text:span text:style-name="T55">.</text:span></text:p>
      <text:p text:style-name="P45"/>
      <text:p text:style-name="P98">В вопросительных предложениях глагол be меняется местами с подлежащим, </text:p>
      <text:p text:style-name="P98">а в отрицательных, используется с частицей not:</text:p>
      <text:p text:style-name="P98"/>
      <text:p text:style-name="P14"><text:span text:style-name="T206">I </text:span><text:span text:style-name="T205">am not a student — Я не студент.</text:span></text:p>
      <text:p text:style-name="P47">We are not English speakers — Они не англоговорящие люди.</text:p>
      <text:p text:style-name="P14"><text:span text:style-name="T206">I</text:span><text:span text:style-name="T205">s it dark? — Сейчас темно?</text:span></text:p>
      <text:p text:style-name="P47">Are they hungry? — Они голодны?</text:p>
      <text:p text:style-name="P47"/>
      <text:p text:style-name="P99">Если перед <text:span text:style-name="T237">am/is/are</text:span> нет вопросительного слова, то это общий вопрос. </text:p>
      <text:p text:style-name="P99">В корешке ответа вместо do/does используется am/is/are:</text:p>
      <text:p text:style-name="P99"/>
      <text:p text:style-name="P15"><text:span text:style-name="T205">Am I in danger? Yes, you are. </text:span><text:span text:style-name="T207">—</text:span><text:span text:style-name="T205"> Я в опасности? Да.</text:span></text:p>
      <text:p text:style-name="P15"><text:span text:style-name="T205">Is John married? - No, he isn`t. </text:span><text:span text:style-name="T207">— </text:span><text:span text:style-name="T205">Джон женат? </text:span><text:span text:style-name="T207">— </text:span><text:span text:style-name="T205">Нет.</text:span></text:p>
      <text:p text:style-name="P46"/>
      <text:p text:style-name="P46"><text:span text:style-name="T176">Специальный вопрос начинается с вопросительного слова </text:span><text:span text:style-name="T183">или связки</text:span><text:span text:style-name="T176">:</text:span> </text:p>
      <text:p text:style-name="P46">Where is Jill?<text:span text:style-name="T235"> </text:span>She is at school. <text:span text:style-name="T235">— </text:span>Где Джил? Она в школе.</text:p>
      <text:p text:style-name="P46"/>
      <text:p text:style-name="P220"><text:span text:style-name="T100">Очень часто am/is/are сокращаются: </text:span><text:span text:style-name="T57">I am → I`m, he is → he`s, <text:s/></text:span></text:p>
      <text:p text:style-name="P220"><text:span text:style-name="T57">you are → you`re, John is → John`s, </text:span><text:span text:style-name="T59">t</text:span><text:span text:style-name="T57">hey are → </text:span><text:span text:style-name="T59">t</text:span><text:span text:style-name="T57">hey`re</text:span><text:span text:style-name="T58">. </text:span></text:p>
      <text:p text:style-name="P54"/>
      <text:p text:style-name="P239"><text:soft-page-break/><text:span text:style-name="T101">С</text:span><text:span text:style-name="T102">окращать можно как по </text:span><text:span text:style-name="T103">вспом.</text:span><text:span text:style-name="T102"> глаголу, так и по частице not: </text:span><text:span text:style-name="T60">he is not → he`s not</text:span><text:span text:style-name="T61"> или</text:span><text:span text:style-name="T60"> he isn`t.</text:span></text:p>
      <text:p text:style-name="P84"><text:span text:style-name="T209">П</text:span><text:span text:style-name="T205">ри этом am сокращается только по am → </text:span><text:span text:style-name="T47">I`m not (I amn`t не существует).</text:span></text:p>
      <text:p text:style-name="P55"/>
      <text:p text:style-name="P127">Present Continuous</text:p>
      <text:p text:style-name="P101"/>
      <text:p text:style-name="P101">Указывает на событие, происходящее именно сейчас и которое еще не закончилось.</text:p>
      <text:p text:style-name="P104">Состоит из связки вспомогательного глагола be и смыслового с окончанием -ing:</text:p>
      <text:p text:style-name="P102"/>
      <text:p text:style-name="P48">She <text:span text:style-name="T195">is</text:span> driv<text:span text:style-name="T195">ing</text:span> to work. <text:span text:style-name="T235">—</text:span> Она (сейчас) едет на работу.</text:p>
      <text:p text:style-name="P49">You <text:span text:style-name="T195">are</text:span> do<text:span text:style-name="T195">ing</text:span> great! <text:span text:style-name="T235">—</text:span> У тебя отлично получается!</text:p>
      <text:p text:style-name="P101"/>
      <text:p text:style-name="P217"><text:span text:style-name="T99">Если глагол заканчивается на -e, то при добавлении -ing она выпадает: </text:span><text:span text:style-name="T56">make → making.</text:span></text:p>
      <text:p text:style-name="P103">Если глагол заканчивается на -ie, то при добавлении -ing оно меняется на -y: <text:span text:style-name="T41">lie → lying. </text:span></text:p>
      <text:p text:style-name="P48"/>
      <text:p text:style-name="P103">Если глагол из 1 слога, с одной гласной буквой, после которой солгасная, то при </text:p>
      <text:p text:style-name="P217"><text:span text:style-name="T99">добавлении -ing согласная удваивается: </text:span><text:span text:style-name="T56">hit → hitting, sit → sitting.</text:span></text:p>
      <text:p text:style-name="P103"/>
      <text:p text:style-name="P219"><text:span text:style-name="T99">В </text:span><text:span text:style-name="T77">окончании -ing буква g не произносится. Сочетание ng образет необычный звук, которого нет в русском языке — носовой n (при произнесении пускается воздух через нос).</text:span></text:p>
      <text:p text:style-name="P104"/>
      <text:p text:style-name="P105"><text:span text:style-name="T244">Слова-м</text:span>аячки Present Continuous:</text:p>
      <text:list xml:id="list934312041" text:style-name="L14">
        <text:list-item>
          <text:p text:style-name="P309">look — смотри;</text:p>
        </text:list-item>
        <text:list-item>
          <text:p text:style-name="P309">now — сейчас (обычно стоит в конце);</text:p>
        </text:list-item>
        <text:list-item>
          <text:p text:style-name="P309">at the moment — в этот момент (обычно в конце).</text:p>
        </text:list-item>
      </text:list>
      <text:p text:style-name="P103"/>
      <text:p text:style-name="P49">I am working right <text:span text:style-name="T195">now</text:span>. — Прямо сейчас я работаю.</text:p>
      <text:p text:style-name="P49"><text:span text:style-name="T195">Look</text:span> out of the window! It`s raining. — Посмотри в окно. Идет дождь.</text:p>
      <text:p text:style-name="P106"/>
      <text:p text:style-name="P126">Отрицания в Present Continuous</text:p>
      <text:p text:style-name="P126"/>
      <text:p text:style-name="P107">Используется чтобы сказать, что что-то не происходит именно сейчас.</text:p>
      <text:p text:style-name="P107">Для этого к глаголу be добавляется частица not.</text:p>
      <text:p text:style-name="P107"/>
      <text:p text:style-name="P50">I`m not listening to you. <text:span text:style-name="T241">—</text:span> Я не слушаю тебя.</text:p>
      <text:p text:style-name="P50">He isn`t cleaning the carpet. <text:span text:style-name="T241">—</text:span> Он не чистит ковер.</text:p>
      <text:p text:style-name="P50"/>
      <text:p text:style-name="P131">Вопросы в Present Continuous</text:p>
      <text:p text:style-name="P51"/>
      <text:p text:style-name="P295">Здесь использ<text:span text:style-name="T243">уются</text:span> теже правила, что при составлении вопросов в </text:p>
      <text:p text:style-name="P296">Present Simple с глаголом be:</text:p>
      <text:p text:style-name="P51">Am I listening? <text:span text:style-name="T241">—</text:span> Я слушаю?</text:p>
      <text:p text:style-name="P51">Are you playing? Yes, I am. <text:span text:style-name="T241">—</text:span> Ты играешь? Да.</text:p>
      <text:p text:style-name="P51">Where is he going? <text:span text:style-name="T241">—</text:span> Куда он идет?</text:p>
      <text:p text:style-name="P52">What book is she reading? <text:span text:style-name="T241">— </text:span>Какую книгу она читает? <text:span text:style-name="T242">(сейчас)</text:span></text:p>
      <text:p text:style-name="P52"/>
      <text:p text:style-name="P221"><text:span text:style-name="T119">Глаголы, которые не использ. в</text:span><text:span text:style-name="T126">о всех</text:span><text:span text:style-name="T119"> </text:span><text:span text:style-name="T120">Continuous</text:span></text:p>
      <text:p text:style-name="P128"/>
      <text:p text:style-name="P109">Это глаголы, обозначающие состояние, которое не меняется под дейсвтием момента.</text:p>
      <text:p text:style-name="P222"><text:span text:style-name="T104">Как правило это </text:span><text:span text:style-name="T105">описание</text:span><text:span text:style-name="T104"> чувств или мыслей. </text:span><text:span text:style-name="T105">В особых случаях эти глаголы могут иметь переносное или контекстное значение, тогда их можно встретить в форме Continuous. </text:span></text:p>
      <text:p text:style-name="P113">Но в большинстве случаев следующие глаголы используются в форме Simple:</text:p>
      <text:p text:style-name="P114"><text:soft-page-break/>Глаголы восприятия:</text:p>
      <text:list xml:id="list1865123899" text:style-name="L15">
        <text:list-item>
          <text:p text:style-name="P310">see — видеть;</text:p>
        </text:list-item>
        <text:list-item>
          <text:p text:style-name="P310">hear — слышать;</text:p>
        </text:list-item>
        <text:list-item>
          <text:p text:style-name="P310">feel — чувствовать;</text:p>
        </text:list-item>
        <text:list-item>
          <text:p text:style-name="P310">taste — чувствовать вкус (пробовать);</text:p>
        </text:list-item>
        <text:list-item>
          <text:p text:style-name="P310">smell — чувствовать запах (нюхать).</text:p>
        </text:list-item>
      </text:list>
      <text:p text:style-name="P113"/>
      <text:p text:style-name="P114">Глаголы для выражения мнения:</text:p>
      <text:list xml:id="list1358650017" text:style-name="L16">
        <text:list-item>
          <text:p text:style-name="P311">belive — верить;</text:p>
        </text:list-item>
        <text:list-item>
          <text:p text:style-name="P311">doubt — сомневаться;</text:p>
        </text:list-item>
        <text:list-item>
          <text:p text:style-name="P311">think — думать.</text:p>
        </text:list-item>
      </text:list>
      <text:p text:style-name="P113"/>
      <text:p text:style-name="P114">Глаголы, показывающие состояние мыслей:</text:p>
      <text:list xml:id="list2370364717" text:style-name="L17">
        <text:list-item>
          <text:p text:style-name="P312">forget — забывать;</text:p>
        </text:list-item>
        <text:list-item>
          <text:p text:style-name="P312">imagine — представлять;</text:p>
        </text:list-item>
        <text:list-item>
          <text:p text:style-name="P312">know — знать;</text:p>
        </text:list-item>
        <text:list-item>
          <text:p text:style-name="P312">understand — понимать.</text:p>
        </text:list-item>
      </text:list>
      <text:p text:style-name="P113"/>
      <text:p text:style-name="P115">Глаголы, указывающие на эмоции и желания:</text:p>
      <text:list xml:id="list1460329705" text:style-name="L18">
        <text:list-item>
          <text:p text:style-name="P313">love — любить;</text:p>
        </text:list-item>
        <text:list-item>
          <text:p text:style-name="P313">like — нравиться;</text:p>
        </text:list-item>
        <text:list-item>
          <text:p text:style-name="P313">hate — ненавидеть;</text:p>
        </text:list-item>
        <text:list-item>
          <text:p text:style-name="P313">hope — надеяться;</text:p>
        </text:list-item>
        <text:list-item>
          <text:p text:style-name="P313">want — хотеть;</text:p>
        </text:list-item>
        <text:list-item>
          <text:p text:style-name="P313">wish — желать.</text:p>
        </text:list-item>
      </text:list>
      <text:p text:style-name="P116"/>
      <text:p text:style-name="P115">Другие глаголы:</text:p>
      <text:list xml:id="list2738658364" text:style-name="L19">
        <text:list-item>
          <text:p text:style-name="P314">look — выглядеть;</text:p>
        </text:list-item>
        <text:list-item>
          <text:p text:style-name="P314">have — иметь.</text:p>
        </text:list-item>
      </text:list>
      <text:p text:style-name="P116"/>
      <text:p text:style-name="P116">I think Amy is a strange girl. - Я думаю, Эмми странная девушка.</text:p>
      <text:p text:style-name="P116">Do you know this man? - Вы знаете этого мужчину?</text:p>
      <text:p text:style-name="P116">You look great! - Ты выглядишь отлично!</text:p>
      <text:p text:style-name="P132"/>
      <text:p text:style-name="P132">Present Perfect</text:p>
      <text:p text:style-name="P117"/>
      <text:p text:style-name="P223"><text:span text:style-name="T112">У</text:span><text:span text:style-name="T108">казывает на дейсвтие совершенное когда-то в прошлом, но подчеркивает, что результат важен сейчас </text:span><text:span text:style-name="T109">(т. е. к какому результату в итоге это привело)</text:span><text:span text:style-name="T108">.</text:span></text:p>
      <text:p text:style-name="P118"/>
      <text:p text:style-name="P225"><text:span text:style-name="T108">С</text:span><text:span text:style-name="T111">остоит и</text:span><text:span text:style-name="T113">з </text:span><text:span text:style-name="T114">2х частей:</text:span><text:span text:style-name="T111"> вспомогат</text:span><text:span text:style-name="T114">ельного</text:span><text:span text:style-name="T111"> глагола have (который привязывает действие </text:span></text:p>
      <text:p text:style-name="P225"><text:span text:style-name="T111">к настоящему) и смыслового глагола в 3й форме (</text:span><text:span text:style-name="T115">переводится как «сделанный»</text:span><text:span text:style-name="T111">).</text:span></text:p>
      <text:p text:style-name="P121"/>
      <text:p text:style-name="P223"><text:span text:style-name="T108">На русский язык Present Perfect переводится в прошлом </text:span><text:span text:style-name="T110">(иногда настоящ</text:span><text:span text:style-name="T112">и</text:span><text:span text:style-name="T110">м, </text:span><text:span text:style-name="T112">для удобства</text:span><text:span text:style-name="T110">)</text:span><text:span text:style-name="T108">, </text:span></text:p>
      <text:p text:style-name="P122">а в английском принадлежит к катергории настоящих времен.</text:p>
      <text:p text:style-name="P121"/>
      <text:p text:style-name="P20"><text:span text:style-name="T211">I </text:span><text:span text:style-name="T215">have</text:span><text:span text:style-name="T205"> already </text:span><text:span text:style-name="T215">seen</text:span><text:span text:style-name="T205"> this movie. </text:span><text:span text:style-name="T212">—</text:span><text:span text:style-name="T205"> Я уже видел этот фильм (просмотрел, т. е. опыт).</text:span></text:p>
      <text:p text:style-name="P20"><text:span text:style-name="T205">You </text:span><text:span text:style-name="T215">have</text:span><text:span text:style-name="T205"> </text:span><text:span text:style-name="T215">broken</text:span><text:span text:style-name="T205"> the vase. </text:span><text:span text:style-name="T212">— </text:span><text:span text:style-name="T205">Ты разбил вазу. (есть очевидный результат, кот. случился ранее) </text:span></text:p>
      <text:p text:style-name="P21"><text:span text:style-name="T213">It`s the fitst time I </text:span><text:span text:style-name="T216">have</text:span><text:span text:style-name="T213"> </text:span><text:span text:style-name="T216">driven</text:span><text:span text:style-name="T213"> a car — Это впервые, когда я веду машину. (в настоящем)</text:span></text:p>
      <text:p text:style-name="P119"/>
      <text:p text:style-name="P124"/>
      <text:p text:style-name="P290">Как проявляется результат:</text:p>
      <text:list xml:id="list2342605029" text:style-name="L20">
        <text:list-item>
          <text:p text:style-name="P348"><text:span text:style-name="T128">это </text:span><text:span text:style-name="T127">очевидные изменения;</text:span></text:p>
        </text:list-item>
        <text:list-item>
          <text:p text:style-name="P347"><text:span text:style-name="T109">полученный </text:span><text:span text:style-name="T113">ранее</text:span><text:span text:style-name="T109"> опыт или впечатления;</text:span></text:p>
        </text:list-item>
        <text:list-item>
          <text:p text:style-name="P316">недавно произошедшие события или новая информация.</text:p>
          <text:p text:style-name="P316"/>
        </text:list-item>
      </text:list>
      <text:p text:style-name="P123">Также Present Perfect используют, если что-то произошло впервые:</text:p>
      <text:p text:style-name="P120"/>
      <text:p text:style-name="P56">It`s the first time something has happend. - Этой первый раз, когда что-то произошло.</text:p>
      <text:p text:style-name="P56">(вместо first можно указать любое порядковое число: second, third)</text:p>
      <text:p text:style-name="P120"/>
      <text:p text:style-name="P123">Present Perferct — яркий пример того, что нельзя переводить английские </text:p>
      <text:p text:style-name="P123">предложения слово в слово:</text:p>
      <text:p text:style-name="P123"/>
      <text:p text:style-name="P19"><text:span text:style-name="T204">I have done. </text:span><text:span text:style-name="T210">—</text:span><text:span text:style-name="T204"> Я сделал (</text:span><text:span text:style-name="T219">досл. </text:span><text:span text:style-name="T204">Я имею сделанным).</text:span></text:p>
      <text:p text:style-name="P58"/>
      <text:p text:style-name="P141">Есть 2 варианта образования 3й формы глагола:</text:p>
      <text:list xml:id="list388372893" text:style-name="L21">
        <text:list-item>
          <text:p text:style-name="P319">если глагол правильный, то добавляем к его начальной форме окончание -ed;</text:p>
        </text:list-item>
        <text:list-item>
          <text:p text:style-name="P319">если неправильный, то находим в таблице неправильных глаголов.</text:p>
        </text:list-item>
      </text:list>
      <text:p text:style-name="P142"/>
      <text:p text:style-name="P232"><text:span text:style-name="T129">Н</text:span><text:span text:style-name="T130">еправильны</text:span><text:span text:style-name="T129">й</text:span><text:span text:style-name="T130"> глагол </text:span><text:span text:style-name="T129">это </text:span><text:span text:style-name="T130">тот, который во 2й или 3й форме </text:span><text:span text:style-name="T144">записывается</text:span><text:span text:style-name="T130"> </text:span><text:span text:style-name="T144">по особенному</text:span><text:span text:style-name="T130">. </text:span></text:p>
      <text:p text:style-name="P143">Самые популярные неправильные глаголы нужно заучить (см. таблицу ниже).</text:p>
      <text:p text:style-name="P142"/>
      <text:p text:style-name="P145">Слова-маячки Present Perfect:</text:p>
      <text:list xml:id="list3006597693" text:style-name="L22">
        <text:list-item>
          <text:p text:style-name="P320">just — только что;</text:p>
        </text:list-item>
        <text:list-item>
          <text:p text:style-name="P320">already — уже;</text:p>
        </text:list-item>
        <text:list-item>
          <text:p text:style-name="P320">yet — еще не;</text:p>
        </text:list-item>
      </text:list>
      <text:p text:style-name="P147"/>
      <text:p text:style-name="P233"><text:span text:style-name="T131">Just и already используются в утверждениях. Yet — в вопросах и отрицаниях</text:span><text:span text:style-name="T132">. </text:span></text:p>
      <text:p text:style-name="P234"><text:span text:style-name="T132">(</text:span><text:span text:style-name="T127">already также можно ставить в вопросах).</text:span></text:p>
      <text:p text:style-name="P149"/>
      <text:p text:style-name="P148">Место just, already в предложении — между have и 3й формой глагола. </text:p>
      <text:p text:style-name="P148">Слово yet стоит в конце предложения.</text:p>
      <text:p text:style-name="P146"/>
      <text:p text:style-name="P59">I have <text:span text:style-name="T195">just</text:span> eaten a sandwich. <text:span text:style-name="T245">—</text:span> Я только что съел бутерброд.</text:p>
      <text:p text:style-name="P59">We have n<text:span text:style-name="T248">o</text:span>t finished <text:span text:style-name="T195">yet</text:span>. <text:span text:style-name="T245">—</text:span> Мы еще не закончили.</text:p>
      <text:p text:style-name="P144"/>
      <text:p text:style-name="P150">Другие указатели времени:</text:p>
      <text:list xml:id="list1145027505" text:style-name="L23">
        <text:list-item>
          <text:p text:style-name="P321">ever — когда либо;</text:p>
        </text:list-item>
        <text:list-item>
          <text:p text:style-name="P321">never — никогда;</text:p>
        </text:list-item>
        <text:list-item>
          <text:p text:style-name="P321">recently — в последнее время;</text:p>
        </text:list-item>
        <text:list-item>
          <text:p text:style-name="P321">these days — в последние дни;</text:p>
        </text:list-item>
        <text:list-item>
          <text:p text:style-name="P321">словосочетание с this (this mornig, this week).</text:p>
        </text:list-item>
      </text:list>
      <text:p text:style-name="P149"/>
      <text:p text:style-name="P149">Место ever, never — перед 3й формой глагола, <text:span text:style-name="T247">а</text:span> recently, these days и </text:p>
      <text:p text:style-name="P149">словосочетания с this — в конце предложения.</text:p>
      <text:p text:style-name="P149"/>
      <text:p text:style-name="P60">I <text:span text:style-name="T248">ha</text:span>ve <text:span text:style-name="T195">never</text:span> been to New York. <text:span text:style-name="T246">— </text:span>Я никогда не был в Нью Йорке.</text:p>
      <text:p text:style-name="P60">I <text:span text:style-name="T248">ha</text:span>ve worked a lot <text:span text:style-name="T195">these days</text:span>. <text:span text:style-name="T246">—</text:span> Я много работал в эти дни.</text:p>
      <text:p text:style-name="P151"/>
      <text:p text:style-name="P137"/>
      <text:p text:style-name="P291">Отрицания в Present Perfect</text:p>
      <text:p text:style-name="P152"/>
      <text:p text:style-name="P153">Используются, когда хотят сказать:</text:p>
      <text:list xml:id="list2848442365" text:style-name="L24">
        <text:list-item>
          <text:p text:style-name="P322">об отсутствии ожидаемого результата;</text:p>
        </text:list-item>
        <text:list-item>
          <text:p text:style-name="P322">о том, чего автор никогда не делал или не испытывал.</text:p>
        </text:list-item>
      </text:list>
      <text:p text:style-name="P152"/>
      <text:p text:style-name="P152">Для этого ставится частица not после вспомогательного глагола have.</text:p>
      <text:p text:style-name="P152"/>
      <text:p text:style-name="P152">Также отрицательным считается предложение со словом never, которое передает отрицательный контекст.</text:p>
      <text:p text:style-name="P152"/>
      <text:p text:style-name="P236"><text:span text:style-name="T133">В </text:span><text:span text:style-name="T127">отрицаниях почти всегда используется сокращенная форма глагола — haven`t.</text:span></text:p>
      <text:p text:style-name="P154">В утверждениях have часто сокращается до `ve. Сокращения `ve not не используется.</text:p>
      <text:p text:style-name="P152"/>
      <text:p text:style-name="P61">I have<text:span text:style-name="T36">n</text:span><text:span text:style-name="T40">`</text:span><text:span text:style-name="T36">t</text:span> expected that. <text:span text:style-name="T246">—</text:span> Я этого не ожидал.</text:p>
      <text:p text:style-name="P61">I<text:span text:style-name="T248">`</text:span>ve <text:span text:style-name="T36">never</text:span> seen this movie before. <text:span text:style-name="T246">— </text:span>Я до этого не видел этот фильм. </text:p>
      <text:p text:style-name="P61"/>
      <text:p text:style-name="P129">Вопросы в Present Perfect</text:p>
      <text:p text:style-name="P62"/>
      <text:p text:style-name="P155">Используются, если хоят узнать:</text:p>
      <text:list xml:id="list850331283" text:style-name="L25">
        <text:list-item>
          <text:p text:style-name="P323">сделано ли дело к этом моменту, каким образом оно сделано;</text:p>
        </text:list-item>
        <text:list-item>
          <text:p text:style-name="P349"><text:span text:style-name="T145">имеет ли человек определенный опыт </text:span><text:span text:style-name="T143">или совершил ли он </text:span><text:span text:style-name="T146">нужное</text:span><text:span text:style-name="T143"> действие</text:span><text:span text:style-name="T145">;</text:span></text:p>
        </text:list-item>
      </text:list>
      <text:p text:style-name="P154"/>
      <text:p text:style-name="P237">Для этого используется уже знакомая схема. Глагол have ставится перед по<text:span text:style-name="T254">д</text:span>л<text:span text:style-name="T254">е</text:span>ж<text:span text:style-name="T254">а</text:span>щим.</text:p>
      <text:p text:style-name="P237"/>
      <text:p text:style-name="P63">Why have you done it? <text:span text:style-name="T246">—</text:span> Зачем ты это сделал?</text:p>
      <text:p text:style-name="P63">Have you ever been to Rome? <text:span text:style-name="T246">—</text:span> Вы бывали в Риме?</text:p>
      <text:p text:style-name="P63"/>
      <text:p text:style-name="P130">Present Perfect Continuous</text:p>
      <text:p text:style-name="P156"/>
      <text:p text:style-name="P158">Для того, чтобы использовать, нужно чтобы совпало сразу несколько условий:</text:p>
      <text:list xml:id="list3395351758" text:style-name="L26">
        <text:list-item>
          <text:p text:style-name="P350"><text:span text:style-name="T134">действие не закончено либо закончено не</text:span><text:span text:style-name="T138">давно</text:span><text:span text:style-name="T134">;</text:span></text:p>
        </text:list-item>
        <text:list-item>
          <text:p text:style-name="P350"><text:span text:style-name="T134">известн</text:span><text:span text:style-name="T138">а его продолжительность </text:span><text:span text:style-name="T152">(обычно из контекста предложения)</text:span><text:span text:style-name="T138">.</text:span></text:p>
        </text:list-item>
      </text:list>
      <text:p text:style-name="P157"/>
      <text:p text:style-name="P160">Схема состоит из 3х частей: вспомогательного глагола have, слова been </text:p>
      <text:p text:style-name="P160">и смыслового глагола с окончанием -ing. </text:p>
      <text:p text:style-name="P160"/>
      <text:p text:style-name="P250"><text:span text:style-name="T127">На русский </text:span><text:span text:style-name="T136">язык </text:span><text:span text:style-name="T117">Present Perfect Continuous</text:span><text:span text:style-name="T121"> </text:span><text:span text:style-name="T127">переводится настоящим временем</text:span></text:p>
      <text:p text:style-name="P241"><text:span text:style-name="T135">(редко в прошлом). </text:span><text:span text:style-name="T136">При этом все 3 части </text:span><text:span text:style-name="T137">переводятся</text:span><text:span text:style-name="T136"> одним словом.</text:span></text:p>
      <text:p text:style-name="P159"/>
      <text:p text:style-name="P22"><text:span text:style-name="T204">I </text:span><text:span text:style-name="T215">have been learning</text:span><text:span text:style-name="T204"> English for 2 years. </text:span><text:span text:style-name="T220">—</text:span><text:span text:style-name="T204"> Я </text:span><text:span text:style-name="T215">учу</text:span><text:span text:style-name="T204"> английский уже 2 года (и еще не закончил).</text:span></text:p>
      <text:p text:style-name="P22"><text:span text:style-name="T204">We </text:span><text:span text:style-name="T215">have been cleaning</text:span><text:span text:style-name="T204"> the flat the whole morning. </text:span><text:span text:style-name="T220">— </text:span><text:span text:style-name="T204">Мы </text:span><text:span text:style-name="T215">убирали</text:span><text:span text:style-name="T204"> </text:span><text:span text:style-name="T221">квартиру все утро.</text:span></text:p>
      <text:p text:style-name="P161"/>
      <text:p text:style-name="P162">Формы глагола have verb-ing (подобно am/is/are verb-ing, как в Continuous) не существует.</text:p>
      <text:p text:style-name="P162">Если у смыслового глагола окончание -ing, то have применяется только с been.</text:p>
      <text:p text:style-name="P162"/>
      <text:p text:style-name="P242"><text:span text:style-name="T138">С</text:span><text:span text:style-name="T127">лова-маячки Present Perfect Continuous:</text:span></text:p>
      <text:list xml:id="list4013569354" text:style-name="L27">
        <text:list-item>
          <text:p text:style-name="P324">for — в течении;</text:p>
        </text:list-item>
        <text:list-item>
          <text:p text:style-name="P324">since — с какого-то времени;</text:p>
        </text:list-item>
        <text:list-item>
          <text:p text:style-name="P324">how long — как долго.</text:p>
        </text:list-item>
      </text:list>
      <text:p text:style-name="P163"><text:soft-page-break/>Дополнительно могут использоваться указатели периода:</text:p>
      <text:list xml:id="list2050284049" text:style-name="L28">
        <text:list-item>
          <text:p text:style-name="P325">all — весь (день/год);</text:p>
        </text:list-item>
        <text:list-item>
          <text:p text:style-name="P325">the whole — целый (день/вечер); </text:p>
        </text:list-item>
      </text:list>
      <text:p text:style-name="P159"/>
      <text:p text:style-name="P23"><text:span text:style-name="T204">He</text:span><text:span text:style-name="T222">`</text:span><text:span text:style-name="T205">s been playing</text:span><text:span text:style-name="T204"> for an hour. — Он </text:span><text:span text:style-name="T205">играет</text:span><text:span text:style-name="T204"> уже час </text:span><text:span text:style-name="T222">(в течении часа).</text:span></text:p>
      <text:p text:style-name="P24"><text:span text:style-name="T222">W</text:span><text:span text:style-name="T204">e`</text:span><text:span text:style-name="T205">ve been staying</text:span><text:span text:style-name="T204"> in this hotel since Tuesday. </text:span><text:span text:style-name="T223">— </text:span><text:span text:style-name="T204">Мы </text:span><text:span text:style-name="T205">находимся</text:span><text:span text:style-name="T204"> в этом отеле со вторника.</text:span></text:p>
      <text:p text:style-name="P164"/>
      <text:p text:style-name="P246"><text:span text:style-name="T139">В утверждениях глагол have </text:span><text:span text:style-name="T140">часто</text:span><text:span text:style-name="T139"> сокращают до `ve, а has — до `s (лего перепутать с is, посему здесь вспомогательный глагол можно понять только по контексту).</text:span></text:p>
      <text:p text:style-name="P165"/>
      <text:p text:style-name="P244"><text:span text:style-name="T139">Е</text:span><text:span text:style-name="T127">сли используется глагол be или глаголы состояния, которые не стоят в Continuous</text:span><text:span text:style-name="T149">,</text:span><text:span text:style-name="T127"> </text:span></text:p>
      <text:p text:style-name="P166">то предложение будет в Present Perfect. </text:p>
      <text:p text:style-name="P166"/>
      <text:p text:style-name="P27"><text:span text:style-name="T205">I </text:span><text:span text:style-name="T215">have known </text:span><text:span text:style-name="T205">(</text:span><text:span text:style-name="T214">а </text:span><text:span text:style-name="T205">не have been knowing)</text:span><text:span text:style-name="T204"> Alice for 3 years. </text:span><text:span text:style-name="T139">—</text:span><text:span text:style-name="T204"> Я </text:span><text:span text:style-name="T215">знаю</text:span><text:span text:style-name="T204"> Алису уже 3 года </text:span></text:p>
      <text:p text:style-name="P28"><text:span text:style-name="T204">I </text:span><text:span text:style-name="T215">haven`t seen</text:span><text:span text:style-name="T204"> Mary for years. </text:span><text:span text:style-name="T222">— </text:span><text:span text:style-name="T204">Я н</text:span><text:span text:style-name="T215">е видел</text:span><text:span text:style-name="T204"> Мэри много лет. </text:span></text:p>
      <text:p text:style-name="P166"/>
      <text:p text:style-name="P247"><text:span text:style-name="T148">Present Perfect Continuous можно упрощать до Present Perfect с пом</text:span><text:span text:style-name="T147">.</text:span><text:span text:style-name="T148"> глаголов live </text:span><text:span text:style-name="T147">и</text:span><text:span text:style-name="T148"> work:</text:span></text:p>
      <text:p text:style-name="P26"><text:span text:style-name="T224">I</text:span><text:span text:style-name="T204">`ve </text:span><text:span text:style-name="T215">been working</text:span><text:span text:style-name="T204"> here for 2 years → I`ve </text:span><text:span text:style-name="T215">worked</text:span><text:span text:style-name="T204"> here for 2 years. </text:span><text:span text:style-name="T225">(смысл одинаковый)</text:span></text:p>
      <text:p text:style-name="P165"/>
      <text:p text:style-name="P7"><text:span text:style-name="T139">О</text:span><text:span text:style-name="T127">трицания в Present Perfect Continuous</text:span></text:p>
      <text:p text:style-name="P167"/>
      <text:p text:style-name="P243"><text:span text:style-name="T140">Использу</text:span><text:span text:style-name="T141">ю</text:span><text:span text:style-name="T140">тся, чтобы сказать, что что-то не происходит в течении указанного времени.</text:span></text:p>
      <text:p text:style-name="P168">Для этого добавляется частица not после вспомогательного глагола have.</text:p>
      <text:p text:style-name="P168"/>
      <text:p text:style-name="P25"><text:span text:style-name="T204">I </text:span><text:span text:style-name="T205">have not been waiting</text:span><text:span text:style-name="T204"> long. </text:span><text:span text:style-name="T223">—</text:span><text:span text:style-name="T204"> Я </text:span><text:span text:style-name="T205">не жду</text:span><text:span text:style-name="T204"> долго.</text:span></text:p>
      <text:p text:style-name="P159"/>
      <text:p text:style-name="P8"><text:span text:style-name="T127">Вопросы </text:span><text:span text:style-name="T142">в Present Perfect Continuous</text:span><text:span text:style-name="T127"> </text:span></text:p>
      <text:p text:style-name="P159"/>
      <text:p text:style-name="P169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69"/>
      <text:p text:style-name="P36"><text:span text:style-name="T204">Have you been waiting long? </text:span><text:span text:style-name="T223">— </text:span><text:span text:style-name="T204">Вы давно ждете? </text:span></text:p>
      <text:p text:style-name="P36"><text:span text:style-name="T204">How long have you been waiting? </text:span><text:span text:style-name="T223">—</text:span><text:span text:style-name="T204"> Как долго вы ждете?</text:span></text:p>
      <text:p text:style-name="P138"/>
      <text:p text:style-name="P138"><text:span text:style-name="T257">Прошедшее. </text:span>Past</text:p>
      <text:p text:style-name="P170"/>
      <text:p text:style-name="P186">Past Perfect и Past Perfect Continuous относительно редки и <text:span text:style-name="T266">в</text:span> рамках начального курса </text:p>
      <text:p text:style-name="P186">не проходятся. <text:span text:style-name="T258">В художественной литературе почти всегда используется Past Simple.</text:span></text:p>
      <text:p text:style-name="P170"/>
      <text:p text:style-name="P133">Past Simple</text:p>
      <text:p text:style-name="P171"/>
      <text:p text:style-name="P173">Используется, чтобы:</text:p>
      <text:list xml:id="list3843417713" text:style-name="L29">
        <text:list-item>
          <text:p text:style-name="P351"><text:span text:style-name="T150">сообщить факты </text:span><text:span text:style-name="T151">прошлого,</text:span><text:span text:style-name="T150"> рассказать историю, </text:span><text:span text:style-name="T158">биографию</text:span><text:span text:style-name="T150">; </text:span></text:p>
        </text:list-item>
        <text:list-item>
          <text:p text:style-name="P326">описать действие из прошлого, результат которого не важен в настоящем.</text:p>
        </text:list-item>
      </text:list>
      <text:p text:style-name="P172"/>
      <text:p text:style-name="P251"><text:span text:style-name="T152">Для этого использются глаголы во 2й форме. </text:span><text:span text:style-name="T153">Вторая форма правильного глагола образуется добавлением окончания -ed. </text:span><text:span text:style-name="T161">Ф</text:span><text:span text:style-name="T153">орма </text:span><text:span text:style-name="T161">неправильного глагола </text:span><text:span text:style-name="T153">находится в таблице.</text:span></text:p>
      <text:p text:style-name="P172"/>
      <text:p text:style-name="P29"><text:span text:style-name="T204">Mozart </text:span><text:span text:style-name="T215">lived</text:span><text:span text:style-name="T204"> from 1756 to 1791 — Моцарт </text:span><text:span text:style-name="T215">жил</text:span><text:span text:style-name="T204"> с 1756 по 1791 год (факт прошлого). </text:span></text:p>
      <text:p text:style-name="P29"><text:span text:style-name="T204">I </text:span><text:span text:style-name="T215">visited</text:span><text:span text:style-name="T204"> my parents yesterday — Вчера я </text:span><text:span text:style-name="T215">навещал</text:span><text:span text:style-name="T204"> родителей (действие из прошлого).</text:span></text:p>
      <text:p text:style-name="P229"/>
      <text:p text:style-name="P230"><text:soft-page-break/>Если глагол заканчивается на глухой звук, то -ed читается как t, а если на звконкий </text:p>
      <text:p text:style-name="P230">согласный или на гласный звук — то как d: worked [воркт], played [плэйд].</text:p>
      <text:p text:style-name="P249"/>
      <text:p text:style-name="P228">Если глагол заканчивается на d или t, то -ed читается как id: recorded [рикодид]. </text:p>
      <text:p text:style-name="P231">Если глагол заканчивается на -e, то её не надо писать 2 раза: chase → chased.</text:p>
      <text:p text:style-name="P249"/>
      <text:p text:style-name="P248">Слова-маячки Past Simple:</text:p>
      <text:list xml:id="list4070641144" text:style-name="L30">
        <text:list-item>
          <text:p text:style-name="P352">ago — <text:span text:style-name="T259">тому назад</text:span>;</text:p>
        </text:list-item>
        <text:list-item>
          <text:p text:style-name="P353">last — <text:span text:style-name="T259">прошлый</text:span>;</text:p>
        </text:list-item>
        <text:list-item>
          <text:p text:style-name="P327">yesterday — вчера;</text:p>
        </text:list-item>
      </text:list>
      <text:p text:style-name="P176"/>
      <text:p text:style-name="P254"><text:span text:style-name="T159">Past Simple часто путают с Present Perfect, потому что на русский они переводятся </text:span><text:span text:style-name="T160">почти</text:span><text:span text:style-name="T159"> одинаково. Главное отличие в том, что Present Perfect всегда будет сообщать доп</text:span><text:span text:style-name="T160">олнительную</text:span><text:span text:style-name="T159"> информацию, указывающ</text:span><text:span text:style-name="T160">ую </text:span><text:span text:style-name="T159">на настоящее время </text:span><text:span text:style-name="T160">(</text:span><text:span text:style-name="T161">чтобы сообщить</text:span><text:span text:style-name="T160"> результат).</text:span></text:p>
      <text:p text:style-name="P183"/>
      <text:p text:style-name="P184">Past Simple используется когда известен момент в прошлом. Если мы знаешь, </text:p>
      <text:p text:style-name="P184">когда произошло событие, то Present Perfect использовать нельзя.</text:p>
      <text:p text:style-name="P184"/>
      <text:p text:style-name="P69">Tom has lost his key — Том потерал ключ (у него сейчас нет ключа, </text:p>
      <text:p text:style-name="P69">потому что он его потерян).</text:p>
      <text:p text:style-name="P69"/>
      <text:p text:style-name="P69">Tom lost his key last weak — Том потерял ключ на прошлой неделе </text:p>
      <text:p text:style-name="P69">(не важно, есть у него ключ или нет).</text:p>
      <text:p text:style-name="P177"/>
      <text:p text:style-name="P181">В английском, если вопрос задается в настоящем, то и ответ должен быть в настоящем. </text:p>
      <text:p text:style-name="P181">Если вопрос в прошлом, то ответ также должен быть в прошлом.</text:p>
      <text:p text:style-name="P181"/>
      <text:p text:style-name="P181">Но если вопрос был в Present Perfect, а в ответе дается информация, когда именно это случилось, тогда необходимо отвечать в Past Simple.</text:p>
      <text:p text:style-name="P181"/>
      <text:p text:style-name="P67">Have you already started to learn English? Yes, I started to learn it 3 month ago — </text:p>
      <text:p text:style-name="P67">Ты уже начал учить английский? Да, 3 месяца назад (информация о времени).</text:p>
      <text:p text:style-name="P66"/>
      <text:p text:style-name="P182">Если вопрос содержит слово when, то он автоматически привязывает нас к моменту </text:p>
      <text:p text:style-name="P182">в прошлом. <text:span text:style-name="T265">Поэтому Present Perfect в вопросах с when не используется.</text:span></text:p>
      <text:p text:style-name="P182"/>
      <text:p text:style-name="P68">Have you met him before? <text:span text:style-name="T264">—</text:span> Вы раньше с ним встречались?</text:p>
      <text:p text:style-name="P68">When did you meet him? <text:span text:style-name="T264">—</text:span> Когда вы встречались с ним?</text:p>
      <text:p text:style-name="P177"/>
      <text:p text:style-name="P139">Отрицания и вопросы в Past Simple</text:p>
      <text:p text:style-name="P175"/>
      <text:p text:style-name="P256"><text:span text:style-name="T153">Отрицание представляет связку did с частицей not, </text:span><text:span text:style-name="T163">которая ставится перед смысловым глаголом в начальной форме. </text:span><text:span text:style-name="T154">Обычно </text:span><text:span text:style-name="T163">эта связка</text:span><text:span text:style-name="T154"> сокращается до didn`t.</text:span></text:p>
      <text:p text:style-name="P328"/>
      <text:p text:style-name="P256"><text:span text:style-name="T162">В вопросах </text:span><text:span text:style-name="T153">вспомогательный глагол did используется </text:span><text:span text:style-name="T163">по тем же грамматическим </text:span></text:p>
      <text:p text:style-name="P256"><text:span text:style-name="T163">правилам</text:span><text:span text:style-name="T153">, </text:span><text:span text:style-name="T154">как</text:span><text:span text:style-name="T153"> do для Present Simple. </text:span></text:p>
      <text:p text:style-name="P174"/>
      <text:p text:style-name="P64"><text:span text:style-name="T195">Did</text:span> you <text:span text:style-name="T195">go</text:span> to Los Angeles last week? - Ты <text:span text:style-name="T195">ездил</text:span> в Лос Анжелес на прошлой неделе?</text:p>
      <text:p text:style-name="P64">I <text:span text:style-name="T195">didn`t go</text:span> to Los Angeles, I <text:span text:style-name="T195">went</text:span> to Bostom — Я <text:span text:style-name="T195">не ездил</text:span> в Лос Анжелес, я <text:span text:style-name="T195">ездил</text:span> в Бостон.</text:p>
      <text:p text:style-name="P134"/>
      <text:p text:style-name="P134"/>
      <text:p text:style-name="P294"><text:span text:style-name="T122">Глаголы </text:span><text:span text:style-name="T123">d</text:span><text:span text:style-name="T122">o и </text:span><text:span text:style-name="T123">b</text:span><text:span text:style-name="T122">e </text:span><text:span text:style-name="T124">в </text:span><text:span text:style-name="T125">Past</text:span><text:span text:style-name="T124"> Simple</text:span></text:p>
      <text:p text:style-name="P172"/>
      <text:p text:style-name="P179">Глагол did это 2я форма глагола do (в прошедшем времени). </text:p>
      <text:p text:style-name="P179"><text:span text:style-name="T260">Когда появ</text:span><text:span text:style-name="T262">л</text:span><text:span text:style-name="T260">яется глагол </text:span><text:span text:style-name="T262">be (</text:span><text:span text:style-name="T260">was/were</text:span><text:span text:style-name="T262">)</text:span><text:span text:style-name="T260">, то did уже не нужно использовать.</text:span></text:p>
      <text:p text:style-name="P178"/>
      <text:p text:style-name="P210"><text:span text:style-name="T155">Глагол be</text:span><text:span text:style-name="T157"> </text:span><text:span text:style-name="T155">в Past Simple имеет 2 формы: </text:span></text:p>
      <text:list xml:id="list1048475039" text:style-name="L31">
        <text:list-item>
          <text:p text:style-name="P354"><text:span text:style-name="T155">was — </text:span><text:span text:style-name="T156">если подлежащее в первом лице или множественном числе (I, you, we, they);</text:span></text:p>
        </text:list-item>
        <text:list-item>
          <text:p text:style-name="P329">were — если подлежащее в третьем лице, единственном числе (he, she, it).</text:p>
        </text:list-item>
      </text:list>
      <text:p text:style-name="P180"/>
      <text:p text:style-name="P30"><text:span text:style-name="T226">I </text:span><text:span text:style-name="T205">was</text:span><text:span text:style-name="T204"> satisfied with my work — Я </text:span><text:span text:style-name="T205">был</text:span><text:span text:style-name="T204"> доволен своей работой.</text:span></text:p>
      <text:p text:style-name="P355"/>
      <text:p text:style-name="P359"><text:span text:style-name="T205">Was</text:span><text:span text:style-name="T204"> the weather good at the weekend? No, it </text:span><text:span text:style-name="T205">wasn`t</text:span><text:span text:style-name="T204"> — </text:span></text:p>
      <text:p text:style-name="P359"><text:span text:style-name="T204">Погода </text:span><text:span text:style-name="T205">была</text:span><text:span text:style-name="T204"> хорош</text:span><text:span text:style-name="T227">ая</text:span><text:span text:style-name="T204"> на выходных? Нет.</text:span></text:p>
      <text:p text:style-name="P65"/>
      <text:p text:style-name="P135">Past Continuous</text:p>
      <text:p text:style-name="P185"/>
      <text:p text:style-name="P259"><text:span text:style-name="T165">О</text:span><text:span text:style-name="T164">значает процесс или незаконченное действие, которое привязано к точному моменту </text:span></text:p>
      <text:p text:style-name="P259"><text:span text:style-name="T164">в </text:span><text:span text:style-name="T188">прошлом</text:span><text:span text:style-name="T164"> (т. е. в </text:span><text:span text:style-name="T165">то</text:span><text:span text:style-name="T164"> время действие происходило и не было закончено).</text:span></text:p>
      <text:p text:style-name="P187"/>
      <text:p text:style-name="P258"><text:span text:style-name="T16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168">обсуждаемая ситуация</text:span><text:span text:style-name="T164">).</text:span></text:p>
      <text:p text:style-name="P187"/>
      <text:p text:style-name="P260"><text:span text:style-name="T165">Состоит из 2х частей: вспомогательного глагола be (</text:span><text:span text:style-name="T166">формы как в Past Simple</text:span><text:span text:style-name="T165">) и смыслового глагола с окончанием -ing. </text:span><text:span text:style-name="T164">На русский переводится глаголом в прошедшем времени.</text:span></text:p>
      <text:p text:style-name="P189"/>
      <text:p text:style-name="P70">Last Sunday at 5 I <text:span text:style-name="T195">was having</text:span> dinner with my friends — В прошлое воскресенье в 5 </text:p>
      <text:p text:style-name="P70">я <text:span text:style-name="T195">ужинал</text:span> со своими друзьями (привязка к точному моменту в прошлом).</text:p>
      <text:p text:style-name="P188"/>
      <text:p text:style-name="P32"><text:span text:style-name="T228">My parents </text:span><text:span text:style-name="T217">were watching</text:span><text:span text:style-name="T228"> TV when I came home yesterday — Мои родители </text:span><text:span text:style-name="T217">смотрели</text:span><text:span text:style-name="T228"> телевизор, когда я пришел вчера домой (незаконченное действие </text:span><text:span text:style-name="T229">в тот момент</text:span><text:span text:style-name="T228">).</text:span></text:p>
      <text:p text:style-name="P356"/>
      <text:p text:style-name="P260"><text:span text:style-name="T166">В отрицаниях и вопросах </text:span><text:span text:style-name="T167">глагол be</text:span><text:span text:style-name="T166"> ведет себя точно так же, как и </text:span><text:span text:style-name="T167">для</text:span><text:span text:style-name="T166"> Past Simple:</text:span></text:p>
      <text:p text:style-name="P330"/>
      <text:p text:style-name="P33"><text:span text:style-name="T230">W</text:span><text:span text:style-name="T204">e weren`t reading — Мы не читали (именно тогда).</text:span></text:p>
      <text:p text:style-name="P357">Was I running? — Я бежал?</text:p>
      <text:p text:style-name="P357"/>
      <text:p text:style-name="P331">В одном предложении часто используются Past Continuous и Past Simple одновременно.</text:p>
      <text:p text:style-name="P261"><text:span text:style-name="T169">Действие, длящееся какое-то время (</text:span><text:span text:style-name="T170">Past Continuous</text:span><text:span text:style-name="T169">) может прерываться </text:span></text:p>
      <text:p text:style-name="P261"><text:span text:style-name="T169">более коротким действием (</text:span><text:span text:style-name="T170">Past Simple</text:span><text:span text:style-name="T169">). </text:span></text:p>
      <text:p text:style-name="P332"/>
      <text:p text:style-name="P261"><text:span text:style-name="T169">В этом случае предложение может содержать слово while </text:span><text:span text:style-name="T171">(в то время, как)</text:span><text:span text:style-name="T169"> в той части, которая относится к <text:s/></text:span><text:span text:style-name="T170">Past Continuous, </text:span><text:span text:style-name="T169">либо when </text:span><text:span text:style-name="T171">(когда)</text:span><text:span text:style-name="T169">, там, где используется Past Simple.</text:span></text:p>
      <text:p text:style-name="P332"/>
      <text:p text:style-name="P34"><text:span text:style-name="T218">While</text:span><text:span text:style-name="T231"> I was working in the garden, I </text:span><text:span text:style-name="T232">kicked</text:span><text:span text:style-name="T231"> my leg — Пока я работал в саду, я </text:span><text:span text:style-name="T233">пнул</text:span><text:span text:style-name="T231"> ногу.</text:span></text:p>
      <text:p text:style-name="P35"><text:span text:style-name="T204">I was working in the garden </text:span><text:span text:style-name="T215">when</text:span><text:span text:style-name="T204"> I kicked my leg — </text:span><text:span text:style-name="T232">Я работал в саду, когда </text:span><text:span text:style-name="T233">пнул</text:span><text:span text:style-name="T232"> ногу</text:span><text:span text:style-name="T204">.</text:span></text:p>
      <text:p text:style-name="P333"/>
      <text:p text:style-name="P262"><text:span text:style-name="T173">Если </text:span><text:span text:style-name="T174">рассказывается</text:span><text:span text:style-name="T173"> цепочка действи</text:span><text:span text:style-name="T172">й</text:span><text:span text:style-name="T173">, происходящих одно за другим, то в этом </text:span></text:p>
      <text:p text:style-name="P334">случае нужно использовать Past Simple.</text:p>
      <text:p text:style-name="P334"/>
      <text:p text:style-name="P358">I saw Jane in the street yesterday. I stopped and said hello — Я увидел Джейн вчера на улице. </text:p>
      <text:p text:style-name="P358">Я остановился и поздоровался (сказал «привет»).</text:p>
      <text:p text:style-name="P335"/>
      <text:p text:style-name="P140"><text:soft-page-break/>Будущие. Future</text:p>
      <text:p text:style-name="P85"/>
      <text:p text:style-name="P85"/>
      <text:p text:style-name="P292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17321913904">
          <table:table-cell table:style-name="Table7.A1" office:value-type="string">
            <text:p text:style-name="P270"/>
          </table:table-cell>
          <table:table-cell table:style-name="Table7.A1" office:value-type="string">
            <text:p text:style-name="P263">Past</text:p>
          </table:table-cell>
          <table:table-cell table:style-name="Table7.A1" office:value-type="string">
            <text:p text:style-name="P263">Present</text:p>
          </table:table-cell>
          <table:table-cell table:style-name="Table7.D1" office:value-type="string">
            <text:p text:style-name="P263">Future</text:p>
          </table:table-cell>
        </table:table-row>
        <table:table-row table:style-name="TableLine94217320887200">
          <table:table-cell table:style-name="Table7.A2" office:value-type="string">
            <text:p text:style-name="P264">Утверждение</text:p>
          </table:table-cell>
          <table:table-cell table:style-name="Table7.A2" office:value-type="string">
            <text:p text:style-name="P270"/>
          </table:table-cell>
          <table:table-cell table:style-name="Table7.A2" office:value-type="string">
            <text:p text:style-name="P281">I/you/we/they start</text:p>
            <text:p text:style-name="P281">He/she/it starts</text:p>
          </table:table-cell>
          <table:table-cell table:style-name="Table7.D2" office:value-type="string">
            <text:p text:style-name="P270"/>
          </table:table-cell>
        </table:table-row>
        <table:table-row table:style-name="TableLine94217320918256">
          <table:table-cell table:style-name="Table7.A2" office:value-type="string">
            <text:p text:style-name="P264">Отрицание</text:p>
          </table:table-cell>
          <table:table-cell table:style-name="Table7.A2" office:value-type="string">
            <text:p text:style-name="P280"/>
          </table:table-cell>
          <table:table-cell table:style-name="Table7.A2" office:value-type="string">
            <text:p text:style-name="P281">I/you/we/they don`t start</text:p>
            <text:p text:style-name="P281">He/she/it doesn`t start</text:p>
          </table:table-cell>
          <table:table-cell table:style-name="Table7.D2" office:value-type="string">
            <text:p text:style-name="P270"/>
          </table:table-cell>
        </table:table-row>
        <table:table-row table:style-name="TableLine94217320921200">
          <table:table-cell table:style-name="Table7.A2" office:value-type="string">
            <text:p text:style-name="P264">Вопрос</text:p>
          </table:table-cell>
          <table:table-cell table:style-name="Table7.A2" office:value-type="string">
            <text:p text:style-name="P270"/>
          </table:table-cell>
          <table:table-cell table:style-name="Table7.A2" office:value-type="string">
            <text:p text:style-name="P281">Do I/you/we/they start?</text:p>
            <text:p text:style-name="P281">Does he/she/it start?</text:p>
          </table:table-cell>
          <table:table-cell table:style-name="Table7.D2" office:value-type="string">
            <text:p text:style-name="P270"/>
          </table:table-cell>
        </table:table-row>
      </table:table>
      <text:p text:style-name="P85"/>
      <text:p text:style-name="P208"><text:span text:style-name="T184">Таблица времен группы Continu</text:span><text:span text:style-name="T185">ou</text:span><text:span text:style-name="T184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17320950096">
          <table:table-cell table:style-name="Table8.A1" office:value-type="string">
            <text:p text:style-name="P280"/>
          </table:table-cell>
          <table:table-cell table:style-name="Table8.A1" office:value-type="string">
            <text:p text:style-name="P263">Past</text:p>
          </table:table-cell>
          <table:table-cell table:style-name="Table8.A1" office:value-type="string">
            <text:p text:style-name="P263">Present</text:p>
          </table:table-cell>
          <table:table-cell table:style-name="Table8.D1" office:value-type="string">
            <text:p text:style-name="P263">Future</text:p>
          </table:table-cell>
        </table:table-row>
        <table:table-row table:style-name="TableLine94217320982432">
          <table:table-cell table:style-name="Table8.A2" office:value-type="string">
            <text:p text:style-name="P264">Утверждение</text:p>
          </table:table-cell>
          <table:table-cell table:style-name="Table8.A2" office:value-type="string">
            <text:p text:style-name="P270"/>
          </table:table-cell>
          <table:table-cell table:style-name="Table8.A2" office:value-type="string">
            <text:p text:style-name="P283">I am starting</text:p>
            <text:p text:style-name="P283">You/we/they are starting</text:p>
            <text:p text:style-name="P283">He/she/it is starting</text:p>
          </table:table-cell>
          <table:table-cell table:style-name="Table8.D2" office:value-type="string">
            <text:p text:style-name="P270"/>
          </table:table-cell>
        </table:table-row>
        <table:table-row table:style-name="TableLine94217321007584">
          <table:table-cell table:style-name="Table8.A2" office:value-type="string">
            <text:p text:style-name="P264">Отрицание</text:p>
          </table:table-cell>
          <table:table-cell table:style-name="Table8.A2" office:value-type="string">
            <text:p text:style-name="P270"/>
          </table:table-cell>
          <table:table-cell table:style-name="Table8.A2" office:value-type="string">
            <text:p text:style-name="P283">I`m not starting</text:p>
            <text:p text:style-name="P283">You/we/they aren`t starting</text:p>
            <text:p text:style-name="P283">He/she/it isn`t starting</text:p>
          </table:table-cell>
          <table:table-cell table:style-name="Table8.D2" office:value-type="string">
            <text:p text:style-name="P270"/>
          </table:table-cell>
        </table:table-row>
        <table:table-row table:style-name="TableLine94217321030176">
          <table:table-cell table:style-name="Table8.A2" office:value-type="string">
            <text:p text:style-name="P264">Вопрос</text:p>
          </table:table-cell>
          <table:table-cell table:style-name="Table8.A2" office:value-type="string">
            <text:p text:style-name="P270"/>
          </table:table-cell>
          <table:table-cell table:style-name="Table8.A2" office:value-type="string">
            <text:p text:style-name="P283">Am I starting?</text:p>
            <text:p text:style-name="P283">Are you/we/they starting?</text:p>
            <text:p text:style-name="P283">Is he/she/it starting?</text:p>
          </table:table-cell>
          <table:table-cell table:style-name="Table8.D2" office:value-type="string">
            <text:p text:style-name="P270"/>
          </table:table-cell>
        </table:table-row>
      </table:table>
      <text:p text:style-name="P85"/>
      <text:p text:style-name="P86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17321017376">
          <table:table-cell table:style-name="Table9.A1" office:value-type="string">
            <text:p text:style-name="P280"/>
          </table:table-cell>
          <table:table-cell table:style-name="Table9.A1" office:value-type="string">
            <text:p text:style-name="P263">Past</text:p>
          </table:table-cell>
          <table:table-cell table:style-name="Table9.A1" office:value-type="string">
            <text:p text:style-name="P263">Present</text:p>
          </table:table-cell>
          <table:table-cell table:style-name="Table9.D1" office:value-type="string">
            <text:p text:style-name="P263">Future</text:p>
          </table:table-cell>
        </table:table-row>
        <table:table-row table:style-name="TableLine94217321150912">
          <table:table-cell table:style-name="Table9.A2" office:value-type="string">
            <text:p text:style-name="P264">Утверждение</text:p>
          </table:table-cell>
          <table:table-cell table:style-name="Table9.A2" office:value-type="string">
            <text:p text:style-name="P270"/>
          </table:table-cell>
          <table:table-cell table:style-name="Table9.A2" office:value-type="string">
            <text:p text:style-name="P283">I/you/we/they have started</text:p>
            <text:p text:style-name="P283">He/she/it has started</text:p>
          </table:table-cell>
          <table:table-cell table:style-name="Table9.D2" office:value-type="string">
            <text:p text:style-name="P270"/>
          </table:table-cell>
        </table:table-row>
        <table:table-row table:style-name="TableLine94217321173056">
          <table:table-cell table:style-name="Table9.A2" office:value-type="string">
            <text:p text:style-name="P264">Отрицание</text:p>
          </table:table-cell>
          <table:table-cell table:style-name="Table9.A2" office:value-type="string">
            <text:p text:style-name="P270"/>
          </table:table-cell>
          <table:table-cell table:style-name="Table9.A2" office:value-type="string">
            <text:p text:style-name="P283">I/y<text:span text:style-name="T250">ou</text:span>/w<text:span text:style-name="T250">e</text:span>/t<text:span text:style-name="T250">hey</text:span> haven`t started</text:p>
            <text:p text:style-name="P283">He/she/it hasn`t started</text:p>
          </table:table-cell>
          <table:table-cell table:style-name="Table9.D2" office:value-type="string">
            <text:p text:style-name="P270"/>
          </table:table-cell>
        </table:table-row>
        <table:table-row table:style-name="TableLine94217321198544">
          <table:table-cell table:style-name="Table9.A2" office:value-type="string">
            <text:p text:style-name="P264">Вопрос</text:p>
          </table:table-cell>
          <table:table-cell table:style-name="Table9.A2" office:value-type="string">
            <text:p text:style-name="P270"/>
          </table:table-cell>
          <table:table-cell table:style-name="Table9.A2" office:value-type="string">
            <text:p text:style-name="P283">Have I/y<text:span text:style-name="T251">ou</text:span>/w<text:span text:style-name="T251">e</text:span>/t<text:span text:style-name="T251">hey</text:span> started?</text:p>
            <text:p text:style-name="P283">Has he/she/it started?</text:p>
          </table:table-cell>
          <table:table-cell table:style-name="Table9.D2" office:value-type="string">
            <text:p text:style-name="P270"/>
          </table:table-cell>
        </table:table-row>
      </table:table>
      <text:p text:style-name="P86"/>
      <text:p text:style-name="P87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17321202480">
          <table:table-cell table:style-name="Table1.A1" office:value-type="string">
            <text:p text:style-name="P282"/>
          </table:table-cell>
          <table:table-cell table:style-name="Table1.A1" office:value-type="string">
            <text:p text:style-name="P265">Past</text:p>
          </table:table-cell>
          <table:table-cell table:style-name="Table1.A1" office:value-type="string">
            <text:p text:style-name="P265">Present</text:p>
          </table:table-cell>
          <table:table-cell table:style-name="Table1.D1" office:value-type="string">
            <text:p text:style-name="P265">Future</text:p>
          </table:table-cell>
        </table:table-row>
        <table:table-row table:style-name="TableLine94217321244880">
          <table:table-cell table:style-name="Table1.A2" office:value-type="string">
            <text:p text:style-name="P265">Утверждение</text:p>
          </table:table-cell>
          <table:table-cell table:style-name="Table1.A2" office:value-type="string">
            <text:p text:style-name="P271"/>
          </table:table-cell>
          <table:table-cell table:style-name="Table1.A2" office:value-type="string">
            <text:p text:style-name="P288">I/y/w/t have been starting</text:p>
            <text:p text:style-name="P288">He/she/it has been starting</text:p>
          </table:table-cell>
          <table:table-cell table:style-name="Table1.D2" office:value-type="string">
            <text:p text:style-name="P271"/>
          </table:table-cell>
        </table:table-row>
        <table:table-row table:style-name="TableLine94217321258448">
          <table:table-cell table:style-name="Table1.A2" office:value-type="string">
            <text:p text:style-name="P265">Отрицание</text:p>
          </table:table-cell>
          <table:table-cell table:style-name="Table1.A2" office:value-type="string">
            <text:p text:style-name="P271"/>
          </table:table-cell>
          <table:table-cell table:style-name="Table1.A2" office:value-type="string">
            <text:p text:style-name="P288">I/y/w/t haven`t been starting</text:p>
            <text:p text:style-name="P288">He/she/it hasn`t been starting</text:p>
          </table:table-cell>
          <table:table-cell table:style-name="Table1.D2" office:value-type="string">
            <text:p text:style-name="P271"/>
          </table:table-cell>
        </table:table-row>
        <table:table-row table:style-name="TableLine94217321261520">
          <table:table-cell table:style-name="Table1.A2" office:value-type="string">
            <text:p text:style-name="P265">Вопрос</text:p>
          </table:table-cell>
          <table:table-cell table:style-name="Table1.A2" office:value-type="string">
            <text:p text:style-name="P271"/>
          </table:table-cell>
          <table:table-cell table:style-name="Table1.A2" office:value-type="string">
            <text:p text:style-name="P288">Have I/y/w/t been starting?</text:p>
            <text:p text:style-name="P288">Has he/she/it been starting?</text:p>
          </table:table-cell>
          <table:table-cell table:style-name="Table1.D2" office:value-type="string">
            <text:p text:style-name="P271"/>
          </table:table-cell>
        </table:table-row>
      </table:table>
      <text:p text:style-name="P293"><text:span text:style-name="T106">Таблица </text:span><text:span text:style-name="T107">форм</text:span><text:span text:style-name="T106"> глагола </text:span><text:span text:style-name="T116">b</text:span><text:span text:style-name="T10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217321285408">
          <table:table-cell table:style-name="Table5.A1" office:value-type="string">
            <text:p text:style-name="P269">Подлежащее</text:p>
          </table:table-cell>
          <table:table-cell table:style-name="Table5.A1" office:value-type="string">
            <text:p text:style-name="P266">Past</text:p>
          </table:table-cell>
          <table:table-cell table:style-name="Table5.A1" office:value-type="string">
            <text:p text:style-name="P266">Present</text:p>
          </table:table-cell>
          <table:table-cell table:style-name="Table5.D1" office:value-type="string">
            <text:p text:style-name="P266">Future</text:p>
          </table:table-cell>
        </table:table-row>
        <table:table-row table:style-name="TableLine94217321309472">
          <table:table-cell table:style-name="Table5.A2" office:value-type="string">
            <text:p text:style-name="P287"><text:s/>I</text:p>
          </table:table-cell>
          <table:table-cell table:style-name="Table5.A2" office:value-type="string">
            <text:p text:style-name="P288">was</text:p>
          </table:table-cell>
          <table:table-cell table:style-name="Table5.A2" office:value-type="string">
            <text:p text:style-name="P284">am</text:p>
          </table:table-cell>
          <table:table-cell table:style-name="Table5.D2" office:value-type="string">
            <text:p text:style-name="P270"/>
          </table:table-cell>
        </table:table-row>
        <table:table-row table:style-name="TableLine94217321324192">
          <table:table-cell table:style-name="Table5.A2" office:value-type="string">
            <text:p text:style-name="P286">he/she/<text:span text:style-name="T261">it</text:span></text:p>
          </table:table-cell>
          <table:table-cell table:style-name="Table5.A2" office:value-type="string">
            <text:p text:style-name="P288">was</text:p>
          </table:table-cell>
          <table:table-cell table:style-name="Table5.A2" office:value-type="string">
            <text:p text:style-name="P285">is</text:p>
          </table:table-cell>
          <table:table-cell table:style-name="Table5.D2" office:value-type="string">
            <text:p text:style-name="P272"/>
          </table:table-cell>
        </table:table-row>
        <table:table-row table:style-name="TableLine94217321340432">
          <table:table-cell table:style-name="Table5.A2" office:value-type="string">
            <text:p text:style-name="P286">you/we/they</text:p>
          </table:table-cell>
          <table:table-cell table:style-name="Table5.A2" office:value-type="string">
            <text:p text:style-name="P288">were</text:p>
          </table:table-cell>
          <table:table-cell table:style-name="Table5.A2" office:value-type="string">
            <text:p text:style-name="P285">are</text:p>
          </table:table-cell>
          <table:table-cell table:style-name="Table5.D2" office:value-type="string">
            <text:p text:style-name="P270"/>
          </table:table-cell>
        </table:table-row>
      </table:table>
      <text:p text:style-name="P110"/>
      <text:p text:style-name="P112"/>
      <text:p text:style-name="P289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17321344320">
          <table:table-cell table:style-name="Table6.A1" office:value-type="string">
            <text:p text:style-name="P268">Перевод</text:p>
          </table:table-cell>
          <table:table-cell table:style-name="Table6.A1" office:value-type="string">
            <text:p text:style-name="P267">Начальная форма</text:p>
          </table:table-cell>
          <table:table-cell table:style-name="Table6.A1" office:value-type="string">
            <text:p text:style-name="P267">2я форма</text:p>
          </table:table-cell>
          <table:table-cell table:style-name="Table6.D1" office:value-type="string">
            <text:p text:style-name="P268">3я форма</text:p>
          </table:table-cell>
        </table:table-row>
        <table:table-row table:style-name="TableLine94217321761088">
          <table:table-cell table:style-name="Table6.A2" office:value-type="string">
            <text:p text:style-name="P273">начинать</text:p>
          </table:table-cell>
          <table:table-cell table:style-name="Table6.A2" office:value-type="string">
            <text:p text:style-name="P274">begin</text:p>
          </table:table-cell>
          <table:table-cell table:style-name="Table6.A2" office:value-type="string">
            <text:p text:style-name="P274">began</text:p>
          </table:table-cell>
          <table:table-cell table:style-name="Table6.D2" office:value-type="string">
            <text:p text:style-name="P273">begun</text:p>
          </table:table-cell>
        </table:table-row>
        <table:table-row table:style-name="TableLine94217321770160">
          <table:table-cell table:style-name="Table6.A2" office:value-type="string">
            <text:p text:style-name="P273">ломать</text:p>
          </table:table-cell>
          <table:table-cell table:style-name="Table6.A2" office:value-type="string">
            <text:p text:style-name="P274">break</text:p>
          </table:table-cell>
          <table:table-cell table:style-name="Table6.A2" office:value-type="string">
            <text:p text:style-name="P274">broke</text:p>
          </table:table-cell>
          <table:table-cell table:style-name="Table6.D2" office:value-type="string">
            <text:p text:style-name="P273">broken</text:p>
          </table:table-cell>
        </table:table-row>
        <table:table-row table:style-name="TableLine94217321772592">
          <table:table-cell table:style-name="Table6.A2" office:value-type="string">
            <text:p text:style-name="P273">приносить</text:p>
          </table:table-cell>
          <table:table-cell table:style-name="Table6.A2" office:value-type="string">
            <text:p text:style-name="P274">bring</text:p>
          </table:table-cell>
          <table:table-cell table:style-name="Table6.A2" office:value-type="string">
            <text:p text:style-name="P274">brought</text:p>
          </table:table-cell>
          <table:table-cell table:style-name="Table6.D2" office:value-type="string">
            <text:p text:style-name="P273">brought</text:p>
          </table:table-cell>
        </table:table-row>
        <table:table-row table:style-name="TableLine94217321776176">
          <table:table-cell table:style-name="Table6.A2" office:value-type="string">
            <text:p text:style-name="P273">покупать</text:p>
          </table:table-cell>
          <table:table-cell table:style-name="Table6.A2" office:value-type="string">
            <text:p text:style-name="P274">buy</text:p>
          </table:table-cell>
          <table:table-cell table:style-name="Table6.A2" office:value-type="string">
            <text:p text:style-name="P274">bought</text:p>
          </table:table-cell>
          <table:table-cell table:style-name="Table6.D2" office:value-type="string">
            <text:p text:style-name="P273">bought</text:p>
          </table:table-cell>
        </table:table-row>
        <table:table-row table:style-name="TableLine94217321778912">
          <table:table-cell table:style-name="Table6.A2" office:value-type="string">
            <text:p text:style-name="P273">приходить</text:p>
          </table:table-cell>
          <table:table-cell table:style-name="Table6.A2" office:value-type="string">
            <text:p text:style-name="P274">come</text:p>
          </table:table-cell>
          <table:table-cell table:style-name="Table6.A2" office:value-type="string">
            <text:p text:style-name="P274">came</text:p>
          </table:table-cell>
          <table:table-cell table:style-name="Table6.D2" office:value-type="string">
            <text:p text:style-name="P273">come</text:p>
          </table:table-cell>
        </table:table-row>
        <table:table-row table:style-name="TableLine94217321755712">
          <table:table-cell table:style-name="Table6.A2" office:value-type="string">
            <text:p text:style-name="P273">делать</text:p>
          </table:table-cell>
          <table:table-cell table:style-name="Table6.A2" office:value-type="string">
            <text:p text:style-name="P274">do</text:p>
          </table:table-cell>
          <table:table-cell table:style-name="Table6.A2" office:value-type="string">
            <text:p text:style-name="P274">did</text:p>
          </table:table-cell>
          <table:table-cell table:style-name="Table6.D2" office:value-type="string">
            <text:p text:style-name="P273">done</text:p>
          </table:table-cell>
        </table:table-row>
        <table:table-row table:style-name="TableLine94217321787984">
          <table:table-cell table:style-name="Table6.A2" office:value-type="string">
            <text:p text:style-name="P273">пить</text:p>
          </table:table-cell>
          <table:table-cell table:style-name="Table6.A2" office:value-type="string">
            <text:p text:style-name="P274">drink</text:p>
          </table:table-cell>
          <table:table-cell table:style-name="Table6.A2" office:value-type="string">
            <text:p text:style-name="P274">drank</text:p>
          </table:table-cell>
          <table:table-cell table:style-name="Table6.D2" office:value-type="string">
            <text:p text:style-name="P273">drunk</text:p>
          </table:table-cell>
        </table:table-row>
        <table:table-row table:style-name="TableLine94217321798112">
          <table:table-cell table:style-name="Table6.A2" office:value-type="string">
            <text:p text:style-name="P273">есть</text:p>
          </table:table-cell>
          <table:table-cell table:style-name="Table6.A2" office:value-type="string">
            <text:p text:style-name="P274">eat</text:p>
          </table:table-cell>
          <table:table-cell table:style-name="Table6.A2" office:value-type="string">
            <text:p text:style-name="P274">ate</text:p>
          </table:table-cell>
          <table:table-cell table:style-name="Table6.D2" office:value-type="string">
            <text:p text:style-name="P273">eaten</text:p>
          </table:table-cell>
        </table:table-row>
        <table:table-row table:style-name="TableLine94217321817264">
          <table:table-cell table:style-name="Table6.A2" office:value-type="string">
            <text:p text:style-name="P273">падать</text:p>
          </table:table-cell>
          <table:table-cell table:style-name="Table6.A2" office:value-type="string">
            <text:p text:style-name="P275">fall</text:p>
          </table:table-cell>
          <table:table-cell table:style-name="Table6.A2" office:value-type="string">
            <text:p text:style-name="P275">fell</text:p>
          </table:table-cell>
          <table:table-cell table:style-name="Table6.D2" office:value-type="string">
            <text:p text:style-name="P273">fallen</text:p>
          </table:table-cell>
        </table:table-row>
        <table:table-row table:style-name="TableLine94217321824608">
          <table:table-cell table:style-name="Table6.A2" office:value-type="string">
            <text:p text:style-name="P273">летать</text:p>
          </table:table-cell>
          <table:table-cell table:style-name="Table6.A2" office:value-type="string">
            <text:p text:style-name="P275">fly</text:p>
          </table:table-cell>
          <table:table-cell table:style-name="Table6.A2" office:value-type="string">
            <text:p text:style-name="P275">flew</text:p>
          </table:table-cell>
          <table:table-cell table:style-name="Table6.D2" office:value-type="string">
            <text:p text:style-name="P273">flown</text:p>
          </table:table-cell>
        </table:table-row>
        <table:table-row table:style-name="TableLine94217321828624">
          <table:table-cell table:style-name="Table6.A2" office:value-type="string">
            <text:p text:style-name="P273">забывать</text:p>
          </table:table-cell>
          <table:table-cell table:style-name="Table6.A2" office:value-type="string">
            <text:p text:style-name="P275">forget</text:p>
          </table:table-cell>
          <table:table-cell table:style-name="Table6.A2" office:value-type="string">
            <text:p text:style-name="P275">forgot</text:p>
          </table:table-cell>
          <table:table-cell table:style-name="Table6.D2" office:value-type="string">
            <text:p text:style-name="P273">forgotten</text:p>
          </table:table-cell>
        </table:table-row>
        <table:table-row table:style-name="TableLine94217321833616">
          <table:table-cell table:style-name="Table6.A2" office:value-type="string">
            <text:p text:style-name="P273">получать</text:p>
          </table:table-cell>
          <table:table-cell table:style-name="Table6.A2" office:value-type="string">
            <text:p text:style-name="P275">get</text:p>
          </table:table-cell>
          <table:table-cell table:style-name="Table6.A2" office:value-type="string">
            <text:p text:style-name="P275">got</text:p>
          </table:table-cell>
          <table:table-cell table:style-name="Table6.D2" office:value-type="string">
            <text:p text:style-name="P273">got</text:p>
          </table:table-cell>
        </table:table-row>
        <table:table-row table:style-name="TableLine94217321841808">
          <table:table-cell table:style-name="Table6.A2" office:value-type="string">
            <text:p text:style-name="P276">давать</text:p>
          </table:table-cell>
          <table:table-cell table:style-name="Table6.A2" office:value-type="string">
            <text:p text:style-name="P277">give</text:p>
          </table:table-cell>
          <table:table-cell table:style-name="Table6.A2" office:value-type="string">
            <text:p text:style-name="P277">gave</text:p>
          </table:table-cell>
          <table:table-cell table:style-name="Table6.D2" office:value-type="string">
            <text:p text:style-name="P276">given</text:p>
          </table:table-cell>
        </table:table-row>
        <table:table-row table:style-name="TableLine94217321354704">
          <table:table-cell table:style-name="Table6.A2" office:value-type="string">
            <text:p text:style-name="P276">идти</text:p>
          </table:table-cell>
          <table:table-cell table:style-name="Table6.A2" office:value-type="string">
            <text:p text:style-name="P277">go</text:p>
          </table:table-cell>
          <table:table-cell table:style-name="Table6.A2" office:value-type="string">
            <text:p text:style-name="P277">went</text:p>
          </table:table-cell>
          <table:table-cell table:style-name="Table6.D2" office:value-type="string">
            <text:p text:style-name="P276">gone</text:p>
          </table:table-cell>
        </table:table-row>
        <table:table-row table:style-name="TableLine94217321862112">
          <table:table-cell table:style-name="Table6.A2" office:value-type="string">
            <text:p text:style-name="P278">иметь </text:p>
          </table:table-cell>
          <table:table-cell table:style-name="Table6.A2" office:value-type="string">
            <text:p text:style-name="P279">have</text:p>
          </table:table-cell>
          <table:table-cell table:style-name="Table6.A2" office:value-type="string">
            <text:p text:style-name="P279">had</text:p>
          </table:table-cell>
          <table:table-cell table:style-name="Table6.D2" office:value-type="string">
            <text:p text:style-name="P278">had</text:p>
          </table:table-cell>
        </table:table-row>
        <table:table-row table:style-name="TableLine94217321866528">
          <table:table-cell table:style-name="Table6.A2" office:value-type="string">
            <text:p text:style-name="P278">слышать</text:p>
          </table:table-cell>
          <table:table-cell table:style-name="Table6.A2" office:value-type="string">
            <text:p text:style-name="P279">hear</text:p>
          </table:table-cell>
          <table:table-cell table:style-name="Table6.A2" office:value-type="string">
            <text:p text:style-name="P279">heard</text:p>
          </table:table-cell>
          <table:table-cell table:style-name="Table6.D2" office:value-type="string">
            <text:p text:style-name="P278">heard</text:p>
          </table:table-cell>
        </table:table-row>
        <table:table-row table:style-name="TableLine94217321230656">
          <table:table-cell table:style-name="Table6.A2" office:value-type="string">
            <text:p text:style-name="P278">знать</text:p>
          </table:table-cell>
          <table:table-cell table:style-name="Table6.A2" office:value-type="string">
            <text:p text:style-name="P279">know</text:p>
          </table:table-cell>
          <table:table-cell table:style-name="Table6.A2" office:value-type="string">
            <text:p text:style-name="P279">knew</text:p>
          </table:table-cell>
          <table:table-cell table:style-name="Table6.D2" office:value-type="string">
            <text:p text:style-name="P278">known</text:p>
          </table:table-cell>
        </table:table-row>
        <table:table-row table:style-name="TableLine94217321886960">
          <table:table-cell table:style-name="Table6.A2" office:value-type="string">
            <text:p text:style-name="P278">терять</text:p>
          </table:table-cell>
          <table:table-cell table:style-name="Table6.A2" office:value-type="string">
            <text:p text:style-name="P279">lose</text:p>
          </table:table-cell>
          <table:table-cell table:style-name="Table6.A2" office:value-type="string">
            <text:p text:style-name="P279">lost</text:p>
          </table:table-cell>
          <table:table-cell table:style-name="Table6.D2" office:value-type="string">
            <text:p text:style-name="P278">lost</text:p>
          </table:table-cell>
        </table:table-row>
        <table:table-row table:style-name="TableLine94217321809840">
          <table:table-cell table:style-name="Table6.A2" office:value-type="string">
            <text:p text:style-name="P278">делать</text:p>
          </table:table-cell>
          <table:table-cell table:style-name="Table6.A2" office:value-type="string">
            <text:p text:style-name="P279">make</text:p>
          </table:table-cell>
          <table:table-cell table:style-name="Table6.A2" office:value-type="string">
            <text:p text:style-name="P279">made</text:p>
          </table:table-cell>
          <table:table-cell table:style-name="Table6.D2" office:value-type="string">
            <text:p text:style-name="P278">made</text:p>
          </table:table-cell>
        </table:table-row>
        <table:table-row table:style-name="TableLine94217322053136">
          <table:table-cell table:style-name="Table6.A2" office:value-type="string">
            <text:p text:style-name="P278">платить</text:p>
          </table:table-cell>
          <table:table-cell table:style-name="Table6.A2" office:value-type="string">
            <text:p text:style-name="P279">pay</text:p>
          </table:table-cell>
          <table:table-cell table:style-name="Table6.A2" office:value-type="string">
            <text:p text:style-name="P279">paid</text:p>
          </table:table-cell>
          <table:table-cell table:style-name="Table6.D2" office:value-type="string">
            <text:p text:style-name="P278">paid</text:p>
          </table:table-cell>
        </table:table-row>
        <table:table-row table:style-name="TableLine94217322054032">
          <table:table-cell table:style-name="Table6.A2" office:value-type="string">
            <text:p text:style-name="P278">класть</text:p>
          </table:table-cell>
          <table:table-cell table:style-name="Table6.A2" office:value-type="string">
            <text:p text:style-name="P279">put</text:p>
          </table:table-cell>
          <table:table-cell table:style-name="Table6.A2" office:value-type="string">
            <text:p text:style-name="P279">put</text:p>
          </table:table-cell>
          <table:table-cell table:style-name="Table6.D2" office:value-type="string">
            <text:p text:style-name="P278">put</text:p>
          </table:table-cell>
        </table:table-row>
        <table:table-row table:style-name="TableLine94217322055056">
          <table:table-cell table:style-name="Table6.A2" office:value-type="string">
            <text:p text:style-name="P278">читать</text:p>
          </table:table-cell>
          <table:table-cell table:style-name="Table6.A2" office:value-type="string">
            <text:p text:style-name="P279">read [рид]</text:p>
          </table:table-cell>
          <table:table-cell table:style-name="Table6.A2" office:value-type="string">
            <text:p text:style-name="P279">read [рэд]</text:p>
          </table:table-cell>
          <table:table-cell table:style-name="Table6.D2" office:value-type="string">
            <text:p text:style-name="P279">read [рэд]</text:p>
          </table:table-cell>
        </table:table-row>
        <table:table-row table:style-name="TableLine94217322056128">
          <table:table-cell table:style-name="Table6.A2" office:value-type="string">
            <text:p text:style-name="P278">сказать</text:p>
          </table:table-cell>
          <table:table-cell table:style-name="Table6.A2" office:value-type="string">
            <text:p text:style-name="P279">say</text:p>
          </table:table-cell>
          <table:table-cell table:style-name="Table6.A2" office:value-type="string">
            <text:p text:style-name="P279">said</text:p>
          </table:table-cell>
          <table:table-cell table:style-name="Table6.D2" office:value-type="string">
            <text:p text:style-name="P279">said</text:p>
          </table:table-cell>
        </table:table-row>
        <table:table-row table:style-name="TableLine94217322057200">
          <table:table-cell table:style-name="Table6.A2" office:value-type="string">
            <text:p text:style-name="P278">говорить</text:p>
          </table:table-cell>
          <table:table-cell table:style-name="Table6.A2" office:value-type="string">
            <text:p text:style-name="P279">speak</text:p>
          </table:table-cell>
          <table:table-cell table:style-name="Table6.A2" office:value-type="string">
            <text:p text:style-name="P279">spoke</text:p>
          </table:table-cell>
          <table:table-cell table:style-name="Table6.D2" office:value-type="string">
            <text:p text:style-name="P278">spoken</text:p>
          </table:table-cell>
        </table:table-row>
        <table:table-row table:style-name="TableLine94217322058272">
          <table:table-cell table:style-name="Table6.A2" office:value-type="string">
            <text:p text:style-name="P278">видеть</text:p>
          </table:table-cell>
          <table:table-cell table:style-name="Table6.A2" office:value-type="string">
            <text:p text:style-name="P279">see</text:p>
          </table:table-cell>
          <table:table-cell table:style-name="Table6.A2" office:value-type="string">
            <text:p text:style-name="P279">saw</text:p>
          </table:table-cell>
          <table:table-cell table:style-name="Table6.D2" office:value-type="string">
            <text:p text:style-name="P278">seen</text:p>
          </table:table-cell>
        </table:table-row>
        <table:table-row table:style-name="TableLine94217322059344">
          <table:table-cell table:style-name="Table6.A2" office:value-type="string">
            <text:p text:style-name="P278">сидеть</text:p>
          </table:table-cell>
          <table:table-cell table:style-name="Table6.A2" office:value-type="string">
            <text:p text:style-name="P279">sit</text:p>
          </table:table-cell>
          <table:table-cell table:style-name="Table6.A2" office:value-type="string">
            <text:p text:style-name="P279">sat</text:p>
          </table:table-cell>
          <table:table-cell table:style-name="Table6.D2" office:value-type="string">
            <text:p text:style-name="P278">sat</text:p>
          </table:table-cell>
        </table:table-row>
        <table:table-row table:style-name="TableLine94217322060416">
          <table:table-cell table:style-name="Table6.A2" office:value-type="string">
            <text:p text:style-name="P278">брать</text:p>
          </table:table-cell>
          <table:table-cell table:style-name="Table6.A2" office:value-type="string">
            <text:p text:style-name="P279">take</text:p>
          </table:table-cell>
          <table:table-cell table:style-name="Table6.A2" office:value-type="string">
            <text:p text:style-name="P279">took</text:p>
          </table:table-cell>
          <table:table-cell table:style-name="Table6.D2" office:value-type="string">
            <text:p text:style-name="P278">taken</text:p>
          </table:table-cell>
        </table:table-row>
        <table:table-row table:style-name="TableLine94217322061488">
          <table:table-cell table:style-name="Table6.A2" office:value-type="string">
            <text:p text:style-name="P278">рассказывать</text:p>
          </table:table-cell>
          <table:table-cell table:style-name="Table6.A2" office:value-type="string">
            <text:p text:style-name="P279">tell</text:p>
          </table:table-cell>
          <table:table-cell table:style-name="Table6.A2" office:value-type="string">
            <text:p text:style-name="P279">told</text:p>
          </table:table-cell>
          <table:table-cell table:style-name="Table6.D2" office:value-type="string">
            <text:p text:style-name="P278">told</text:p>
          </table:table-cell>
        </table:table-row>
        <table:table-row table:style-name="TableLine94217322062560">
          <table:table-cell table:style-name="Table6.A2" office:value-type="string">
            <text:p text:style-name="P278">думать</text:p>
          </table:table-cell>
          <table:table-cell table:style-name="Table6.A2" office:value-type="string">
            <text:p text:style-name="P279">think</text:p>
          </table:table-cell>
          <table:table-cell table:style-name="Table6.A2" office:value-type="string">
            <text:p text:style-name="P279">thought</text:p>
          </table:table-cell>
          <table:table-cell table:style-name="Table6.D2" office:value-type="string">
            <text:p text:style-name="P278">thought</text:p>
          </table:table-cell>
        </table:table-row>
        <table:table-row table:style-name="TableLine94217322063632">
          <table:table-cell table:style-name="Table6.A2" office:value-type="string">
            <text:p text:style-name="P278">побеждать</text:p>
          </table:table-cell>
          <table:table-cell table:style-name="Table6.A2" office:value-type="string">
            <text:p text:style-name="P279">win</text:p>
          </table:table-cell>
          <table:table-cell table:style-name="Table6.A2" office:value-type="string">
            <text:p text:style-name="P279">won</text:p>
          </table:table-cell>
          <table:table-cell table:style-name="Table6.D2" office:value-type="string">
            <text:p text:style-name="P278">won</text:p>
          </table:table-cell>
        </table:table-row>
        <table:table-row table:style-name="TableLine94217322064704">
          <table:table-cell table:style-name="Table6.A2" office:value-type="string">
            <text:p text:style-name="P278">писать</text:p>
          </table:table-cell>
          <table:table-cell table:style-name="Table6.A2" office:value-type="string">
            <text:p text:style-name="P279">write</text:p>
          </table:table-cell>
          <table:table-cell table:style-name="Table6.A2" office:value-type="string">
            <text:p text:style-name="P279">wrote</text:p>
          </table:table-cell>
          <table:table-cell table:style-name="Table6.D2" office:value-type="string">
            <text:p text:style-name="P278">written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1T15:13:21.178482578</dc:date>
    <meta:editing-duration>PT13H33M52S</meta:editing-duration>
    <meta:editing-cycles>221</meta:editing-cycles>
    <meta:generator>LibreOffice/6.4.7.2$Linux_X86_64 LibreOffice_project/40$Build-2</meta:generator>
    <meta:document-statistic meta:table-count="6" meta:image-count="0" meta:object-count="0" meta:page-count="15" meta:paragraph-count="564" meta:word-count="3649" meta:character-count="22898" meta:non-whitespace-character-count="19683"/>
  </office:meta>
</office:document-meta>
</file>